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ion_roi_result" table:style-name="ta1">
        <table:shapes>
          <draw:frame draw:z-index="0" draw:style-name="gr1" draw:text-style-name="P1" svg:width="159.99mm" svg:height="89.99mm" svg:x="80.25mm" svg:y="8.71mm">
            <loext:p draw:notify-on-update-of-ranges="option_roi_result.B1:option_roi_result.B1 option_roi_result.B2:option_roi_result.B18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70.5mm" svg:y="93.43mm">
            <loext:p draw:notify-on-update-of-ranges="option_roi_result.C1:option_roi_result.C1 option_roi_result.C2:option_roi_result.C18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OI_HF</text:p>
          </table:table-cell>
          <table:table-cell office:value-type="string" calcext:value-type="string">
            <text:p>ROI_LF</text:p>
          </table:table-cell>
        </table:table-row>
        <table:table-row table:style-name="ro1">
          <table:table-cell office:value-type="string" calcext:value-type="string">
            <text:p>2015/1/6</text:p>
          </table:table-cell>
          <table:table-cell table:number-columns-repeated="2" office:value-type="float" office:value="-3.18284" calcext:value-type="float">
            <text:p>-3.18284</text:p>
          </table:table-cell>
        </table:table-row>
        <table:table-row table:style-name="ro1">
          <table:table-cell office:value-type="string" calcext:value-type="string">
            <text:p>2015/1/7</text:p>
          </table:table-cell>
          <table:table-cell table:number-columns-repeated="2" office:value-type="float" office:value="-6.36364" calcext:value-type="float">
            <text:p>-6.36364</text:p>
          </table:table-cell>
        </table:table-row>
        <table:table-row table:style-name="ro1">
          <table:table-cell office:value-type="string" calcext:value-type="string">
            <text:p>2015/1/8</text:p>
          </table:table-cell>
          <table:table-cell table:number-columns-repeated="2" office:value-type="float" office:value="-9.546" calcext:value-type="float">
            <text:p>-9.546</text:p>
          </table:table-cell>
        </table:table-row>
        <table:table-row table:style-name="ro1">
          <table:table-cell office:value-type="string" calcext:value-type="string">
            <text:p>2015/1/12</text:p>
          </table:table-cell>
          <table:table-cell table:number-columns-repeated="2" office:value-type="float" office:value="-12.72976" calcext:value-type="float">
            <text:p>-12.72976</text:p>
          </table:table-cell>
        </table:table-row>
        <table:table-row table:style-name="ro1">
          <table:table-cell office:value-type="string" calcext:value-type="string">
            <text:p>2015/1/13</text:p>
          </table:table-cell>
          <table:table-cell table:number-columns-repeated="2" office:value-type="float" office:value="-15.91368" calcext:value-type="float">
            <text:p>-15.91368</text:p>
          </table:table-cell>
        </table:table-row>
        <table:table-row table:style-name="ro1">
          <table:table-cell office:value-type="string" calcext:value-type="string">
            <text:p>2015/1/14</text:p>
          </table:table-cell>
          <table:table-cell table:number-columns-repeated="2" office:value-type="float" office:value="-19.09834" calcext:value-type="float">
            <text:p>-19.09834</text:p>
          </table:table-cell>
        </table:table-row>
        <table:table-row table:style-name="ro1">
          <table:table-cell office:value-type="string" calcext:value-type="string">
            <text:p>2015/1/15</text:p>
          </table:table-cell>
          <table:table-cell table:number-columns-repeated="2" office:value-type="float" office:value="-22.28204" calcext:value-type="float">
            <text:p>-22.28204</text:p>
          </table:table-cell>
        </table:table-row>
        <table:table-row table:style-name="ro1">
          <table:table-cell office:value-type="string" calcext:value-type="string">
            <text:p>2015/1/16</text:p>
          </table:table-cell>
          <table:table-cell table:number-columns-repeated="2" office:value-type="float" office:value="-25.4655" calcext:value-type="float">
            <text:p>-25.4655</text:p>
          </table:table-cell>
        </table:table-row>
        <table:table-row table:style-name="ro1">
          <table:table-cell office:value-type="string" calcext:value-type="string">
            <text:p>2015/1/19</text:p>
          </table:table-cell>
          <table:table-cell table:number-columns-repeated="2" office:value-type="float" office:value="-28.64968" calcext:value-type="float">
            <text:p>-28.64968</text:p>
          </table:table-cell>
        </table:table-row>
        <table:table-row table:style-name="ro1">
          <table:table-cell office:value-type="string" calcext:value-type="string">
            <text:p>2015/1/20</text:p>
          </table:table-cell>
          <table:table-cell table:number-columns-repeated="2" office:value-type="float" office:value="-31.83404" calcext:value-type="float">
            <text:p>-31.83404</text:p>
          </table:table-cell>
        </table:table-row>
        <table:table-row table:style-name="ro1">
          <table:table-cell office:value-type="string" calcext:value-type="string">
            <text:p>2015/1/30</text:p>
          </table:table-cell>
          <table:table-cell table:number-columns-repeated="2" office:value-type="float" office:value="-35.0232" calcext:value-type="float">
            <text:p>-35.0232</text:p>
          </table:table-cell>
        </table:table-row>
        <table:table-row table:style-name="ro1">
          <table:table-cell office:value-type="string" calcext:value-type="string">
            <text:p>2015/2/2</text:p>
          </table:table-cell>
          <table:table-cell table:number-columns-repeated="2" office:value-type="float" office:value="-38.21102" calcext:value-type="float">
            <text:p>-38.21102</text:p>
          </table:table-cell>
        </table:table-row>
        <table:table-row table:style-name="ro1">
          <table:table-cell office:value-type="string" calcext:value-type="string">
            <text:p>2015/2/3</text:p>
          </table:table-cell>
          <table:table-cell table:number-columns-repeated="2" office:value-type="float" office:value="-41.39966" calcext:value-type="float">
            <text:p>-41.39966</text:p>
          </table:table-cell>
        </table:table-row>
        <table:table-row table:style-name="ro1">
          <table:table-cell office:value-type="string" calcext:value-type="string">
            <text:p>2015/2/9</text:p>
          </table:table-cell>
          <table:table-cell table:number-columns-repeated="2" office:value-type="float" office:value="-44.58848" calcext:value-type="float">
            <text:p>-44.58848</text:p>
          </table:table-cell>
        </table:table-row>
        <table:table-row table:style-name="ro1">
          <table:table-cell office:value-type="string" calcext:value-type="string">
            <text:p>2015/2/10</text:p>
          </table:table-cell>
          <table:table-cell table:number-columns-repeated="2" office:value-type="float" office:value="-47.77788" calcext:value-type="float">
            <text:p>-47.77788</text:p>
          </table:table-cell>
        </table:table-row>
        <table:table-row table:style-name="ro1">
          <table:table-cell office:value-type="string" calcext:value-type="string">
            <text:p>2015/2/11</text:p>
          </table:table-cell>
          <table:table-cell table:number-columns-repeated="2" office:value-type="float" office:value="-50.96708" calcext:value-type="float">
            <text:p>-50.96708</text:p>
          </table:table-cell>
        </table:table-row>
        <table:table-row table:style-name="ro1">
          <table:table-cell office:value-type="string" calcext:value-type="string">
            <text:p>2015/3/5</text:p>
          </table:table-cell>
          <table:table-cell table:number-columns-repeated="2" office:value-type="float" office:value="-54.15956" calcext:value-type="float">
            <text:p>-54.15956</text:p>
          </table:table-cell>
        </table:table-row>
        <table:table-row table:style-name="ro1">
          <table:table-cell office:value-type="string" calcext:value-type="string">
            <text:p>2015/3/6</text:p>
          </table:table-cell>
          <table:table-cell table:number-columns-repeated="2" office:value-type="float" office:value="-57.35142" calcext:value-type="float">
            <text:p>-57.35142</text:p>
          </table:table-cell>
        </table:table-row>
        <table:table-row table:style-name="ro1">
          <table:table-cell office:value-type="string" calcext:value-type="string">
            <text:p>2015/3/10</text:p>
          </table:table-cell>
          <table:table-cell table:number-columns-repeated="2" office:value-type="float" office:value="-60.54286" calcext:value-type="float">
            <text:p>-60.54286</text:p>
          </table:table-cell>
        </table:table-row>
        <table:table-row table:style-name="ro1">
          <table:table-cell office:value-type="string" calcext:value-type="string">
            <text:p>2015/3/11</text:p>
          </table:table-cell>
          <table:table-cell table:number-columns-repeated="2" office:value-type="float" office:value="-63.73222" calcext:value-type="float">
            <text:p>-63.73222</text:p>
          </table:table-cell>
        </table:table-row>
        <table:table-row table:style-name="ro1">
          <table:table-cell office:value-type="string" calcext:value-type="string">
            <text:p>2015/3/12</text:p>
          </table:table-cell>
          <table:table-cell table:number-columns-repeated="2" office:value-type="float" office:value="-66.92276" calcext:value-type="float">
            <text:p>-66.92276</text:p>
          </table:table-cell>
        </table:table-row>
        <table:table-row table:style-name="ro1">
          <table:table-cell office:value-type="string" calcext:value-type="string">
            <text:p>2015/3/17</text:p>
          </table:table-cell>
          <table:table-cell table:number-columns-repeated="2" office:value-type="float" office:value="-70.11432" calcext:value-type="float">
            <text:p>-70.11432</text:p>
          </table:table-cell>
        </table:table-row>
        <table:table-row table:style-name="ro1">
          <table:table-cell office:value-type="string" calcext:value-type="string">
            <text:p>2015/3/18</text:p>
          </table:table-cell>
          <table:table-cell table:number-columns-repeated="2" office:value-type="float" office:value="8.69292" calcext:value-type="float">
            <text:p>8.69292</text:p>
          </table:table-cell>
        </table:table-row>
        <table:table-row table:style-name="ro1">
          <table:table-cell office:value-type="string" calcext:value-type="string">
            <text:p>2015/3/26</text:p>
          </table:table-cell>
          <table:table-cell table:number-columns-repeated="2" office:value-type="float" office:value="5.50128" calcext:value-type="float">
            <text:p>5.50128</text:p>
          </table:table-cell>
        </table:table-row>
        <table:table-row table:style-name="ro1">
          <table:table-cell office:value-type="string" calcext:value-type="string">
            <text:p>2015/3/27</text:p>
          </table:table-cell>
          <table:table-cell table:number-columns-repeated="2" office:value-type="float" office:value="2.30914" calcext:value-type="float">
            <text:p>2.30914</text:p>
          </table:table-cell>
        </table:table-row>
        <table:table-row table:style-name="ro1">
          <table:table-cell office:value-type="string" calcext:value-type="string">
            <text:p>2015/3/30</text:p>
          </table:table-cell>
          <table:table-cell table:number-columns-repeated="2" office:value-type="float" office:value="-0.88112" calcext:value-type="float">
            <text:p>-0.88112</text:p>
          </table:table-cell>
        </table:table-row>
        <table:table-row table:style-name="ro1">
          <table:table-cell office:value-type="string" calcext:value-type="string">
            <text:p>2015/3/31</text:p>
          </table:table-cell>
          <table:table-cell table:number-columns-repeated="2" office:value-type="float" office:value="-4.07308" calcext:value-type="float">
            <text:p>-4.07308</text:p>
          </table:table-cell>
        </table:table-row>
        <table:table-row table:style-name="ro1">
          <table:table-cell office:value-type="string" calcext:value-type="string">
            <text:p>2015/4/1</text:p>
          </table:table-cell>
          <table:table-cell table:number-columns-repeated="2" office:value-type="float" office:value="-7.26384" calcext:value-type="float">
            <text:p>-7.26384</text:p>
          </table:table-cell>
        </table:table-row>
        <table:table-row table:style-name="ro1">
          <table:table-cell office:value-type="string" calcext:value-type="string">
            <text:p>2015/4/2</text:p>
          </table:table-cell>
          <table:table-cell table:number-columns-repeated="2" office:value-type="float" office:value="-10.45464" calcext:value-type="float">
            <text:p>-10.45464</text:p>
          </table:table-cell>
        </table:table-row>
        <table:table-row table:style-name="ro1">
          <table:table-cell office:value-type="string" calcext:value-type="string">
            <text:p>2015/4/7</text:p>
          </table:table-cell>
          <table:table-cell table:number-columns-repeated="2" office:value-type="float" office:value="-13.64766" calcext:value-type="float">
            <text:p>-13.64766</text:p>
          </table:table-cell>
        </table:table-row>
        <table:table-row table:style-name="ro1">
          <table:table-cell office:value-type="string" calcext:value-type="string">
            <text:p>2015/4/8</text:p>
          </table:table-cell>
          <table:table-cell table:number-columns-repeated="2" office:value-type="float" office:value="48.35108" calcext:value-type="float">
            <text:p>48.35108</text:p>
          </table:table-cell>
        </table:table-row>
        <table:table-row table:style-name="ro1">
          <table:table-cell office:value-type="string" calcext:value-type="string">
            <text:p>2015/4/9</text:p>
          </table:table-cell>
          <table:table-cell table:number-columns-repeated="2" office:value-type="float" office:value="45.15946" calcext:value-type="float">
            <text:p>45.15946</text:p>
          </table:table-cell>
        </table:table-row>
        <table:table-row table:style-name="ro1">
          <table:table-cell office:value-type="string" calcext:value-type="string">
            <text:p>2015/4/10</text:p>
          </table:table-cell>
          <table:table-cell table:number-columns-repeated="2" office:value-type="float" office:value="41.96694" calcext:value-type="float">
            <text:p>41.96694</text:p>
          </table:table-cell>
        </table:table-row>
        <table:table-row table:style-name="ro1">
          <table:table-cell office:value-type="string" calcext:value-type="string">
            <text:p>2015/4/16</text:p>
          </table:table-cell>
          <table:table-cell table:number-columns-repeated="2" office:value-type="float" office:value="38.77568" calcext:value-type="float">
            <text:p>38.77568</text:p>
          </table:table-cell>
        </table:table-row>
        <table:table-row table:style-name="ro1">
          <table:table-cell office:value-type="string" calcext:value-type="string">
            <text:p>2015/4/17</text:p>
          </table:table-cell>
          <table:table-cell table:number-columns-repeated="2" office:value-type="float" office:value="35.58334" calcext:value-type="float">
            <text:p>35.58334</text:p>
          </table:table-cell>
        </table:table-row>
        <table:table-row table:style-name="ro1">
          <table:table-cell office:value-type="string" calcext:value-type="string">
            <text:p>2015/4/20</text:p>
          </table:table-cell>
          <table:table-cell table:number-columns-repeated="2" office:value-type="float" office:value="32.39278" calcext:value-type="float">
            <text:p>32.39278</text:p>
          </table:table-cell>
        </table:table-row>
        <table:table-row table:style-name="ro1">
          <table:table-cell office:value-type="string" calcext:value-type="string">
            <text:p>2015/4/21</text:p>
          </table:table-cell>
          <table:table-cell table:number-columns-repeated="2" office:value-type="float" office:value="29.20112" calcext:value-type="float">
            <text:p>29.20112</text:p>
          </table:table-cell>
        </table:table-row>
        <table:table-row table:style-name="ro1">
          <table:table-cell office:value-type="string" calcext:value-type="string">
            <text:p>2015/4/22</text:p>
          </table:table-cell>
          <table:table-cell table:number-columns-repeated="2" office:value-type="float" office:value="81.20006" calcext:value-type="float">
            <text:p>81.20006</text:p>
          </table:table-cell>
        </table:table-row>
        <table:table-row table:style-name="ro1">
          <table:table-cell office:value-type="string" calcext:value-type="string">
            <text:p>2015/4/23</text:p>
          </table:table-cell>
          <table:table-cell office:value-type="float" office:value="160.00534" calcext:value-type="float">
            <text:p>160.00534</text:p>
          </table:table-cell>
          <table:table-cell office:value-type="float" office:value="78.00698" calcext:value-type="float">
            <text:p>78.00698</text:p>
          </table:table-cell>
        </table:table-row>
        <table:table-row table:style-name="ro1">
          <table:table-cell office:value-type="string" calcext:value-type="string">
            <text:p>2015/4/30</text:p>
          </table:table-cell>
          <table:table-cell office:value-type="float" office:value="156.80734" calcext:value-type="float">
            <text:p>156.80734</text:p>
          </table:table-cell>
          <table:table-cell office:value-type="float" office:value="74.80898" calcext:value-type="float">
            <text:p>74.80898</text:p>
          </table:table-cell>
        </table:table-row>
        <table:table-row table:style-name="ro1">
          <table:table-cell office:value-type="string" calcext:value-type="string">
            <text:p>2015/5/4</text:p>
          </table:table-cell>
          <table:table-cell office:value-type="float" office:value="153.60944" calcext:value-type="float">
            <text:p>153.60944</text:p>
          </table:table-cell>
          <table:table-cell office:value-type="float" office:value="71.61108" calcext:value-type="float">
            <text:p>71.61108</text:p>
          </table:table-cell>
        </table:table-row>
        <table:table-row table:style-name="ro1">
          <table:table-cell office:value-type="string" calcext:value-type="string">
            <text:p>2015/5/5</text:p>
          </table:table-cell>
          <table:table-cell office:value-type="float" office:value="150.41208" calcext:value-type="float">
            <text:p>150.41208</text:p>
          </table:table-cell>
          <table:table-cell office:value-type="float" office:value="68.41372" calcext:value-type="float">
            <text:p>68.41372</text:p>
          </table:table-cell>
        </table:table-row>
        <table:table-row table:style-name="ro1">
          <table:table-cell office:value-type="string" calcext:value-type="string">
            <text:p>2015/5/6</text:p>
          </table:table-cell>
          <table:table-cell office:value-type="float" office:value="147.216" calcext:value-type="float">
            <text:p>147.216</text:p>
          </table:table-cell>
          <table:table-cell office:value-type="float" office:value="65.21764" calcext:value-type="float">
            <text:p>65.21764</text:p>
          </table:table-cell>
        </table:table-row>
        <table:table-row table:style-name="ro1">
          <table:table-cell office:value-type="string" calcext:value-type="string">
            <text:p>2015/5/7</text:p>
          </table:table-cell>
          <table:table-cell office:value-type="float" office:value="144.02024" calcext:value-type="float">
            <text:p>144.02024</text:p>
          </table:table-cell>
          <table:table-cell office:value-type="float" office:value="62.02188" calcext:value-type="float">
            <text:p>62.02188</text:p>
          </table:table-cell>
        </table:table-row>
        <table:table-row table:style-name="ro1">
          <table:table-cell office:value-type="string" calcext:value-type="string">
            <text:p>2015/5/8</text:p>
          </table:table-cell>
          <table:table-cell office:value-type="float" office:value="140.82482" calcext:value-type="float">
            <text:p>140.82482</text:p>
          </table:table-cell>
          <table:table-cell office:value-type="float" office:value="58.82646" calcext:value-type="float">
            <text:p>58.82646</text:p>
          </table:table-cell>
        </table:table-row>
        <table:table-row table:style-name="ro1">
          <table:table-cell office:value-type="string" calcext:value-type="string">
            <text:p>2015/5/11</text:p>
          </table:table-cell>
          <table:table-cell office:value-type="float" office:value="137.62878" calcext:value-type="float">
            <text:p>137.62878</text:p>
          </table:table-cell>
          <table:table-cell office:value-type="float" office:value="137.63206" calcext:value-type="float">
            <text:p>137.63206</text:p>
          </table:table-cell>
        </table:table-row>
        <table:table-row table:style-name="ro1">
          <table:table-cell office:value-type="string" calcext:value-type="string">
            <text:p>2015/5/12</text:p>
          </table:table-cell>
          <table:table-cell office:value-type="float" office:value="134.43468" calcext:value-type="float">
            <text:p>134.43468</text:p>
          </table:table-cell>
          <table:table-cell office:value-type="float" office:value="134.43796" calcext:value-type="float">
            <text:p>134.43796</text:p>
          </table:table-cell>
        </table:table-row>
        <table:table-row table:style-name="ro1">
          <table:table-cell office:value-type="string" calcext:value-type="string">
            <text:p>2015/5/13</text:p>
          </table:table-cell>
          <table:table-cell office:value-type="float" office:value="131.24048" calcext:value-type="float">
            <text:p>131.24048</text:p>
          </table:table-cell>
          <table:table-cell office:value-type="float" office:value="131.24376" calcext:value-type="float">
            <text:p>131.24376</text:p>
          </table:table-cell>
        </table:table-row>
        <table:table-row table:style-name="ro1">
          <table:table-cell office:value-type="string" calcext:value-type="string">
            <text:p>2015/5/14</text:p>
          </table:table-cell>
          <table:table-cell office:value-type="float" office:value="128.04578" calcext:value-type="float">
            <text:p>128.04578</text:p>
          </table:table-cell>
          <table:table-cell office:value-type="float" office:value="128.04906" calcext:value-type="float">
            <text:p>128.04906</text:p>
          </table:table-cell>
        </table:table-row>
        <table:table-row table:style-name="ro1">
          <table:table-cell office:value-type="string" calcext:value-type="string">
            <text:p>2015/5/15</text:p>
          </table:table-cell>
          <table:table-cell office:value-type="float" office:value="124.85304" calcext:value-type="float">
            <text:p>124.85304</text:p>
          </table:table-cell>
          <table:table-cell office:value-type="float" office:value="206.85796" calcext:value-type="float">
            <text:p>206.85796</text:p>
          </table:table-cell>
        </table:table-row>
        <table:table-row table:style-name="ro1">
          <table:table-cell office:value-type="string" calcext:value-type="string">
            <text:p>2015/5/18</text:p>
          </table:table-cell>
          <table:table-cell office:value-type="float" office:value="121.66084" calcext:value-type="float">
            <text:p>121.66084</text:p>
          </table:table-cell>
          <table:table-cell office:value-type="float" office:value="203.66576" calcext:value-type="float">
            <text:p>203.66576</text:p>
          </table:table-cell>
        </table:table-row>
        <table:table-row table:style-name="ro1">
          <table:table-cell office:value-type="string" calcext:value-type="string">
            <text:p>2015/5/19</text:p>
          </table:table-cell>
          <table:table-cell office:value-type="float" office:value="200.46692" calcext:value-type="float">
            <text:p>200.46692</text:p>
          </table:table-cell>
          <table:table-cell office:value-type="float" office:value="200.47348" calcext:value-type="float">
            <text:p>200.47348</text:p>
          </table:table-cell>
        </table:table-row>
        <table:table-row table:style-name="ro1">
          <table:table-cell office:value-type="string" calcext:value-type="string">
            <text:p>2015/5/20</text:p>
          </table:table-cell>
          <table:table-cell office:value-type="float" office:value="197.27288" calcext:value-type="float">
            <text:p>197.27288</text:p>
          </table:table-cell>
          <table:table-cell office:value-type="float" office:value="197.27944" calcext:value-type="float">
            <text:p>197.27944</text:p>
          </table:table-cell>
        </table:table-row>
        <table:table-row table:style-name="ro1">
          <table:table-cell office:value-type="string" calcext:value-type="string">
            <text:p>2015/5/21</text:p>
          </table:table-cell>
          <table:table-cell office:value-type="float" office:value="194.07994" calcext:value-type="float">
            <text:p>194.07994</text:p>
          </table:table-cell>
          <table:table-cell office:value-type="float" office:value="276.08814" calcext:value-type="float">
            <text:p>276.08814</text:p>
          </table:table-cell>
        </table:table-row>
        <table:table-row table:style-name="ro1">
          <table:table-cell office:value-type="string" calcext:value-type="string">
            <text:p>2015/5/22</text:p>
          </table:table-cell>
          <table:table-cell office:value-type="float" office:value="190.88866" calcext:value-type="float">
            <text:p>190.88866</text:p>
          </table:table-cell>
          <table:table-cell office:value-type="float" office:value="272.89686" calcext:value-type="float">
            <text:p>272.89686</text:p>
          </table:table-cell>
        </table:table-row>
        <table:table-row table:style-name="ro1">
          <table:table-cell office:value-type="string" calcext:value-type="string">
            <text:p>2015/5/25</text:p>
          </table:table-cell>
          <table:table-cell office:value-type="float" office:value="187.69664" calcext:value-type="float">
            <text:p>187.69664</text:p>
          </table:table-cell>
          <table:table-cell office:value-type="float" office:value="269.70484" calcext:value-type="float">
            <text:p>269.70484</text:p>
          </table:table-cell>
        </table:table-row>
        <table:table-row table:style-name="ro1">
          <table:table-cell office:value-type="string" calcext:value-type="string">
            <text:p>2015/5/26</text:p>
          </table:table-cell>
          <table:table-cell office:value-type="float" office:value="184.50434" calcext:value-type="float">
            <text:p>184.50434</text:p>
          </table:table-cell>
          <table:table-cell office:value-type="float" office:value="266.51254" calcext:value-type="float">
            <text:p>266.51254</text:p>
          </table:table-cell>
        </table:table-row>
        <table:table-row table:style-name="ro1">
          <table:table-cell office:value-type="string" calcext:value-type="string">
            <text:p>2015/5/27</text:p>
          </table:table-cell>
          <table:table-cell office:value-type="float" office:value="263.3106" calcext:value-type="float">
            <text:p>263.3106</text:p>
          </table:table-cell>
          <table:table-cell office:value-type="float" office:value="263.32044" calcext:value-type="float">
            <text:p>263.32044</text:p>
          </table:table-cell>
        </table:table-row>
        <table:table-row table:style-name="ro1">
          <table:table-cell office:value-type="string" calcext:value-type="string">
            <text:p>2015/5/28</text:p>
          </table:table-cell>
          <table:table-cell office:value-type="float" office:value="260.11642" calcext:value-type="float">
            <text:p>260.11642</text:p>
          </table:table-cell>
          <table:table-cell office:value-type="float" office:value="260.12626" calcext:value-type="float">
            <text:p>260.12626</text:p>
          </table:table-cell>
        </table:table-row>
        <table:table-row table:style-name="ro1">
          <table:table-cell office:value-type="string" calcext:value-type="string">
            <text:p>2015/6/1</text:p>
          </table:table-cell>
          <table:table-cell office:value-type="float" office:value="256.9231" calcext:value-type="float">
            <text:p>256.9231</text:p>
          </table:table-cell>
          <table:table-cell office:value-type="float" office:value="256.93294" calcext:value-type="float">
            <text:p>256.93294</text:p>
          </table:table-cell>
        </table:table-row>
        <table:table-row table:style-name="ro1">
          <table:table-cell office:value-type="string" calcext:value-type="string">
            <text:p>2015/6/2</text:p>
          </table:table-cell>
          <table:table-cell office:value-type="float" office:value="253.73134" calcext:value-type="float">
            <text:p>253.73134</text:p>
          </table:table-cell>
          <table:table-cell office:value-type="float" office:value="253.74118" calcext:value-type="float">
            <text:p>253.74118</text:p>
          </table:table-cell>
        </table:table-row>
        <table:table-row table:style-name="ro1">
          <table:table-cell office:value-type="string" calcext:value-type="string">
            <text:p>2015/6/3</text:p>
          </table:table-cell>
          <table:table-cell office:value-type="float" office:value="250.53858" calcext:value-type="float">
            <text:p>250.53858</text:p>
          </table:table-cell>
          <table:table-cell office:value-type="float" office:value="250.54842" calcext:value-type="float">
            <text:p>250.54842</text:p>
          </table:table-cell>
        </table:table-row>
        <table:table-row table:style-name="ro1">
          <table:table-cell office:value-type="string" calcext:value-type="string">
            <text:p>2015/6/4</text:p>
          </table:table-cell>
          <table:table-cell office:value-type="float" office:value="247.34792" calcext:value-type="float">
            <text:p>247.34792</text:p>
          </table:table-cell>
          <table:table-cell office:value-type="float" office:value="329.3594" calcext:value-type="float">
            <text:p>329.3594</text:p>
          </table:table-cell>
        </table:table-row>
        <table:table-row table:style-name="ro1">
          <table:table-cell office:value-type="string" calcext:value-type="string">
            <text:p>2015/6/5</text:p>
          </table:table-cell>
          <table:table-cell office:value-type="float" office:value="244.1614" calcext:value-type="float">
            <text:p>244.1614</text:p>
          </table:table-cell>
          <table:table-cell office:value-type="float" office:value="326.17288" calcext:value-type="float">
            <text:p>326.17288</text:p>
          </table:table-cell>
        </table:table-row>
        <table:table-row table:style-name="ro1">
          <table:table-cell office:value-type="string" calcext:value-type="string">
            <text:p>2015/6/8</text:p>
          </table:table-cell>
          <table:table-cell office:value-type="float" office:value="240.97512" calcext:value-type="float">
            <text:p>240.97512</text:p>
          </table:table-cell>
          <table:table-cell office:value-type="float" office:value="322.9866" calcext:value-type="float">
            <text:p>322.9866</text:p>
          </table:table-cell>
        </table:table-row>
        <table:table-row table:style-name="ro1">
          <table:table-cell office:value-type="string" calcext:value-type="string">
            <text:p>2015/6/9</text:p>
          </table:table-cell>
          <table:table-cell office:value-type="float" office:value="237.7891" calcext:value-type="float">
            <text:p>237.7891</text:p>
          </table:table-cell>
          <table:table-cell office:value-type="float" office:value="319.80058" calcext:value-type="float">
            <text:p>319.80058</text:p>
          </table:table-cell>
        </table:table-row>
        <table:table-row table:style-name="ro1">
          <table:table-cell office:value-type="string" calcext:value-type="string">
            <text:p>2015/6/10</text:p>
          </table:table-cell>
          <table:table-cell office:value-type="float" office:value="234.60394" calcext:value-type="float">
            <text:p>234.60394</text:p>
          </table:table-cell>
          <table:table-cell office:value-type="float" office:value="316.61542" calcext:value-type="float">
            <text:p>316.61542</text:p>
          </table:table-cell>
        </table:table-row>
        <table:table-row table:style-name="ro1">
          <table:table-cell office:value-type="string" calcext:value-type="string">
            <text:p>2015/6/11</text:p>
          </table:table-cell>
          <table:table-cell office:value-type="float" office:value="231.41742" calcext:value-type="float">
            <text:p>231.41742</text:p>
          </table:table-cell>
          <table:table-cell office:value-type="float" office:value="313.4289" calcext:value-type="float">
            <text:p>313.4289</text:p>
          </table:table-cell>
        </table:table-row>
        <table:table-row table:style-name="ro1">
          <table:table-cell office:value-type="string" calcext:value-type="string">
            <text:p>2015/6/12</text:p>
          </table:table-cell>
          <table:table-cell office:value-type="float" office:value="228.23202" calcext:value-type="float">
            <text:p>228.23202</text:p>
          </table:table-cell>
          <table:table-cell office:value-type="float" office:value="310.2435" calcext:value-type="float">
            <text:p>310.2435</text:p>
          </table:table-cell>
        </table:table-row>
        <table:table-row table:style-name="ro1">
          <table:table-cell office:value-type="string" calcext:value-type="string">
            <text:p>2015/6/15</text:p>
          </table:table-cell>
          <table:table-cell office:value-type="float" office:value="225.04662" calcext:value-type="float">
            <text:p>225.04662</text:p>
          </table:table-cell>
          <table:table-cell office:value-type="float" office:value="307.0581" calcext:value-type="float">
            <text:p>307.0581</text:p>
          </table:table-cell>
        </table:table-row>
        <table:table-row table:style-name="ro1">
          <table:table-cell office:value-type="string" calcext:value-type="string">
            <text:p>2015/6/16</text:p>
          </table:table-cell>
          <table:table-cell office:value-type="float" office:value="221.8617" calcext:value-type="float">
            <text:p>221.8617</text:p>
          </table:table-cell>
          <table:table-cell office:value-type="float" office:value="303.87318" calcext:value-type="float">
            <text:p>303.87318</text:p>
          </table:table-cell>
        </table:table-row>
        <table:table-row table:style-name="ro1">
          <table:table-cell office:value-type="string" calcext:value-type="string">
            <text:p>2015/6/17</text:p>
          </table:table-cell>
          <table:table-cell office:value-type="float" office:value="218.67744" calcext:value-type="float">
            <text:p>218.67744</text:p>
          </table:table-cell>
          <table:table-cell office:value-type="float" office:value="300.68892" calcext:value-type="float">
            <text:p>300.68892</text:p>
          </table:table-cell>
        </table:table-row>
        <table:table-row table:style-name="ro1">
          <table:table-cell office:value-type="string" calcext:value-type="string">
            <text:p>2015/6/18</text:p>
          </table:table-cell>
          <table:table-cell office:value-type="float" office:value="215.49652" calcext:value-type="float">
            <text:p>215.49652</text:p>
          </table:table-cell>
          <table:table-cell office:value-type="float" office:value="297.508" calcext:value-type="float">
            <text:p>297.508</text:p>
          </table:table-cell>
        </table:table-row>
        <table:table-row table:style-name="ro1">
          <table:table-cell office:value-type="string" calcext:value-type="string">
            <text:p>2015/6/22</text:p>
          </table:table-cell>
          <table:table-cell office:value-type="float" office:value="212.31432" calcext:value-type="float">
            <text:p>212.31432</text:p>
          </table:table-cell>
          <table:table-cell office:value-type="float" office:value="294.3258" calcext:value-type="float">
            <text:p>294.3258</text:p>
          </table:table-cell>
        </table:table-row>
        <table:table-row table:style-name="ro1">
          <table:table-cell office:value-type="string" calcext:value-type="string">
            <text:p>2015/6/23</text:p>
          </table:table-cell>
          <table:table-cell office:value-type="float" office:value="209.12994" calcext:value-type="float">
            <text:p>209.12994</text:p>
          </table:table-cell>
          <table:table-cell office:value-type="float" office:value="291.14142" calcext:value-type="float">
            <text:p>291.14142</text:p>
          </table:table-cell>
        </table:table-row>
        <table:table-row table:style-name="ro1">
          <table:table-cell office:value-type="string" calcext:value-type="string">
            <text:p>2015/6/24</text:p>
          </table:table-cell>
          <table:table-cell office:value-type="float" office:value="205.94568" calcext:value-type="float">
            <text:p>205.94568</text:p>
          </table:table-cell>
          <table:table-cell office:value-type="float" office:value="287.95716" calcext:value-type="float">
            <text:p>287.95716</text:p>
          </table:table-cell>
        </table:table-row>
        <table:table-row table:style-name="ro1">
          <table:table-cell office:value-type="string" calcext:value-type="string">
            <text:p>2015/6/25</text:p>
          </table:table-cell>
          <table:table-cell office:value-type="float" office:value="202.76028" calcext:value-type="float">
            <text:p>202.76028</text:p>
          </table:table-cell>
          <table:table-cell office:value-type="float" office:value="284.77176" calcext:value-type="float">
            <text:p>284.77176</text:p>
          </table:table-cell>
        </table:table-row>
        <table:table-row table:style-name="ro1">
          <table:table-cell office:value-type="string" calcext:value-type="string">
            <text:p>2015/6/29</text:p>
          </table:table-cell>
          <table:table-cell office:value-type="float" office:value="199.57634" calcext:value-type="float">
            <text:p>199.57634</text:p>
          </table:table-cell>
          <table:table-cell office:value-type="float" office:value="363.58946" calcext:value-type="float">
            <text:p>363.58946</text:p>
          </table:table-cell>
        </table:table-row>
        <table:table-row table:style-name="ro1">
          <table:table-cell office:value-type="string" calcext:value-type="string">
            <text:p>2015/6/30</text:p>
          </table:table-cell>
          <table:table-cell office:value-type="float" office:value="196.39346" calcext:value-type="float">
            <text:p>196.39346</text:p>
          </table:table-cell>
          <table:table-cell office:value-type="float" office:value="360.40658" calcext:value-type="float">
            <text:p>360.40658</text:p>
          </table:table-cell>
        </table:table-row>
        <table:table-row table:style-name="ro1">
          <table:table-cell office:value-type="string" calcext:value-type="string">
            <text:p>2015/7/1</text:p>
          </table:table-cell>
          <table:table-cell office:value-type="float" office:value="275.20816" calcext:value-type="float">
            <text:p>275.20816</text:p>
          </table:table-cell>
          <table:table-cell office:value-type="float" office:value="439.22128" calcext:value-type="float">
            <text:p>439.22128</text:p>
          </table:table-cell>
        </table:table-row>
        <table:table-row table:style-name="ro1">
          <table:table-cell office:value-type="string" calcext:value-type="string">
            <text:p>2015/7/2</text:p>
          </table:table-cell>
          <table:table-cell office:value-type="float" office:value="272.0222" calcext:value-type="float">
            <text:p>272.0222</text:p>
          </table:table-cell>
          <table:table-cell office:value-type="float" office:value="436.03532" calcext:value-type="float">
            <text:p>436.03532</text:p>
          </table:table-cell>
        </table:table-row>
        <table:table-row table:style-name="ro1">
          <table:table-cell office:value-type="string" calcext:value-type="string">
            <text:p>2015/7/3</text:p>
          </table:table-cell>
          <table:table-cell office:value-type="float" office:value="268.83708" calcext:value-type="float">
            <text:p>268.83708</text:p>
          </table:table-cell>
          <table:table-cell office:value-type="float" office:value="432.8502" calcext:value-type="float">
            <text:p>432.8502</text:p>
          </table:table-cell>
        </table:table-row>
        <table:table-row table:style-name="ro1">
          <table:table-cell office:value-type="string" calcext:value-type="string">
            <text:p>2015/7/6</text:p>
          </table:table-cell>
          <table:table-cell office:value-type="float" office:value="265.65242" calcext:value-type="float">
            <text:p>265.65242</text:p>
          </table:table-cell>
          <table:table-cell office:value-type="float" office:value="429.66554" calcext:value-type="float">
            <text:p>429.66554</text:p>
          </table:table-cell>
        </table:table-row>
        <table:table-row table:style-name="ro1">
          <table:table-cell office:value-type="string" calcext:value-type="string">
            <text:p>2015/7/7</text:p>
          </table:table-cell>
          <table:table-cell office:value-type="float" office:value="262.46718" calcext:value-type="float">
            <text:p>262.46718</text:p>
          </table:table-cell>
          <table:table-cell office:value-type="float" office:value="426.4803" calcext:value-type="float">
            <text:p>426.4803</text:p>
          </table:table-cell>
        </table:table-row>
        <table:table-row table:style-name="ro1">
          <table:table-cell office:value-type="string" calcext:value-type="string">
            <text:p>2015/7/8</text:p>
          </table:table-cell>
          <table:table-cell office:value-type="float" office:value="259.28312" calcext:value-type="float">
            <text:p>259.28312</text:p>
          </table:table-cell>
          <table:table-cell office:value-type="float" office:value="423.29624" calcext:value-type="float">
            <text:p>423.29624</text:p>
          </table:table-cell>
        </table:table-row>
        <table:table-row table:style-name="ro1">
          <table:table-cell office:value-type="string" calcext:value-type="string">
            <text:p>2015/7/9</text:p>
          </table:table-cell>
          <table:table-cell office:value-type="float" office:value="256.10706" calcext:value-type="float">
            <text:p>256.10706</text:p>
          </table:table-cell>
          <table:table-cell office:value-type="float" office:value="420.12018" calcext:value-type="float">
            <text:p>420.12018</text:p>
          </table:table-cell>
        </table:table-row>
        <table:table-row table:style-name="ro1">
          <table:table-cell office:value-type="string" calcext:value-type="string">
            <text:p>2015/7/13</text:p>
          </table:table-cell>
          <table:table-cell office:value-type="float" office:value="252.9284" calcext:value-type="float">
            <text:p>252.9284</text:p>
          </table:table-cell>
          <table:table-cell office:value-type="float" office:value="416.94152" calcext:value-type="float">
            <text:p>416.94152</text:p>
          </table:table-cell>
        </table:table-row>
        <table:table-row table:style-name="ro1">
          <table:table-cell office:value-type="string" calcext:value-type="string">
            <text:p>2015/7/14</text:p>
          </table:table-cell>
          <table:table-cell office:value-type="float" office:value="249.74764" calcext:value-type="float">
            <text:p>249.74764</text:p>
          </table:table-cell>
          <table:table-cell office:value-type="float" office:value="413.76076" calcext:value-type="float">
            <text:p>413.76076</text:p>
          </table:table-cell>
        </table:table-row>
        <table:table-row table:style-name="ro1">
          <table:table-cell office:value-type="string" calcext:value-type="string">
            <text:p>2015/7/15</text:p>
          </table:table-cell>
          <table:table-cell office:value-type="float" office:value="246.56688" calcext:value-type="float">
            <text:p>246.56688</text:p>
          </table:table-cell>
          <table:table-cell office:value-type="float" office:value="410.58" calcext:value-type="float">
            <text:p>410.58</text:p>
          </table:table-cell>
        </table:table-row>
        <table:table-row table:style-name="ro1">
          <table:table-cell office:value-type="string" calcext:value-type="string">
            <text:p>2015/7/16</text:p>
          </table:table-cell>
          <table:table-cell office:value-type="float" office:value="243.38814" calcext:value-type="float">
            <text:p>243.38814</text:p>
          </table:table-cell>
          <table:table-cell office:value-type="float" office:value="407.40126" calcext:value-type="float">
            <text:p>407.40126</text:p>
          </table:table-cell>
        </table:table-row>
        <table:table-row table:style-name="ro1">
          <table:table-cell office:value-type="string" calcext:value-type="string">
            <text:p>2015/7/17</text:p>
          </table:table-cell>
          <table:table-cell office:value-type="float" office:value="240.21006" calcext:value-type="float">
            <text:p>240.21006</text:p>
          </table:table-cell>
          <table:table-cell office:value-type="float" office:value="404.22318" calcext:value-type="float">
            <text:p>404.22318</text:p>
          </table:table-cell>
        </table:table-row>
        <table:table-row table:style-name="ro1">
          <table:table-cell office:value-type="string" calcext:value-type="string">
            <text:p>2015/7/20</text:p>
          </table:table-cell>
          <table:table-cell office:value-type="float" office:value="237.0307" calcext:value-type="float">
            <text:p>237.0307</text:p>
          </table:table-cell>
          <table:table-cell office:value-type="float" office:value="401.04382" calcext:value-type="float">
            <text:p>401.04382</text:p>
          </table:table-cell>
        </table:table-row>
        <table:table-row table:style-name="ro1">
          <table:table-cell office:value-type="string" calcext:value-type="string">
            <text:p>2015/7/21</text:p>
          </table:table-cell>
          <table:table-cell office:value-type="float" office:value="233.853" calcext:value-type="float">
            <text:p>233.853</text:p>
          </table:table-cell>
          <table:table-cell office:value-type="float" office:value="397.86612" calcext:value-type="float">
            <text:p>397.86612</text:p>
          </table:table-cell>
        </table:table-row>
        <table:table-row table:style-name="ro1">
          <table:table-cell office:value-type="string" calcext:value-type="string">
            <text:p>2015/7/22</text:p>
          </table:table-cell>
          <table:table-cell office:value-type="float" office:value="230.6754" calcext:value-type="float">
            <text:p>230.6754</text:p>
          </table:table-cell>
          <table:table-cell office:value-type="float" office:value="394.68852" calcext:value-type="float">
            <text:p>394.68852</text:p>
          </table:table-cell>
        </table:table-row>
        <table:table-row table:style-name="ro1">
          <table:table-cell office:value-type="string" calcext:value-type="string">
            <text:p>2015/7/23</text:p>
          </table:table-cell>
          <table:table-cell office:value-type="float" office:value="227.49988" calcext:value-type="float">
            <text:p>227.49988</text:p>
          </table:table-cell>
          <table:table-cell office:value-type="float" office:value="391.513" calcext:value-type="float">
            <text:p>391.513</text:p>
          </table:table-cell>
        </table:table-row>
        <table:table-row table:style-name="ro1">
          <table:table-cell office:value-type="string" calcext:value-type="string">
            <text:p>2015/7/24</text:p>
          </table:table-cell>
          <table:table-cell office:value-type="float" office:value="224.32552" calcext:value-type="float">
            <text:p>224.32552</text:p>
          </table:table-cell>
          <table:table-cell office:value-type="float" office:value="388.33864" calcext:value-type="float">
            <text:p>388.33864</text:p>
          </table:table-cell>
        </table:table-row>
        <table:table-row table:style-name="ro1">
          <table:table-cell office:value-type="string" calcext:value-type="string">
            <text:p>2015/7/27</text:p>
          </table:table-cell>
          <table:table-cell office:value-type="float" office:value="221.15274" calcext:value-type="float">
            <text:p>221.15274</text:p>
          </table:table-cell>
          <table:table-cell office:value-type="float" office:value="467.1675" calcext:value-type="float">
            <text:p>467.1675</text:p>
          </table:table-cell>
        </table:table-row>
        <table:table-row table:style-name="ro1">
          <table:table-cell office:value-type="string" calcext:value-type="string">
            <text:p>2015/7/28</text:p>
          </table:table-cell>
          <table:table-cell office:value-type="float" office:value="217.9827" calcext:value-type="float">
            <text:p>217.9827</text:p>
          </table:table-cell>
          <table:table-cell office:value-type="float" office:value="463.99746" calcext:value-type="float">
            <text:p>463.99746</text:p>
          </table:table-cell>
        </table:table-row>
        <table:table-row table:style-name="ro1">
          <table:table-cell office:value-type="string" calcext:value-type="string">
            <text:p>2015/7/29</text:p>
          </table:table-cell>
          <table:table-cell office:value-type="float" office:value="214.81208" calcext:value-type="float">
            <text:p>214.81208</text:p>
          </table:table-cell>
          <table:table-cell office:value-type="float" office:value="460.82684" calcext:value-type="float">
            <text:p>460.82684</text:p>
          </table:table-cell>
        </table:table-row>
        <table:table-row table:style-name="ro1">
          <table:table-cell office:value-type="string" calcext:value-type="string">
            <text:p>2015/7/30</text:p>
          </table:table-cell>
          <table:table-cell office:value-type="float" office:value="211.64164" calcext:value-type="float">
            <text:p>211.64164</text:p>
          </table:table-cell>
          <table:table-cell office:value-type="float" office:value="457.6564" calcext:value-type="float">
            <text:p>457.6564</text:p>
          </table:table-cell>
        </table:table-row>
        <table:table-row table:style-name="ro1">
          <table:table-cell office:value-type="string" calcext:value-type="string">
            <text:p>2015/7/31</text:p>
          </table:table-cell>
          <table:table-cell office:value-type="float" office:value="208.46982" calcext:value-type="float">
            <text:p>208.46982</text:p>
          </table:table-cell>
          <table:table-cell office:value-type="float" office:value="454.48458" calcext:value-type="float">
            <text:p>454.48458</text:p>
          </table:table-cell>
        </table:table-row>
        <table:table-row table:style-name="ro1">
          <table:table-cell office:value-type="string" calcext:value-type="string">
            <text:p>2015/8/3</text:p>
          </table:table-cell>
          <table:table-cell office:value-type="float" office:value="205.29894" calcext:value-type="float">
            <text:p>205.29894</text:p>
          </table:table-cell>
          <table:table-cell office:value-type="float" office:value="451.3137" calcext:value-type="float">
            <text:p>451.3137</text:p>
          </table:table-cell>
        </table:table-row>
        <table:table-row table:style-name="ro1">
          <table:table-cell office:value-type="string" calcext:value-type="string">
            <text:p>2015/8/4</text:p>
          </table:table-cell>
          <table:table-cell office:value-type="float" office:value="202.12924" calcext:value-type="float">
            <text:p>202.12924</text:p>
          </table:table-cell>
          <table:table-cell office:value-type="float" office:value="448.144" calcext:value-type="float">
            <text:p>448.144</text:p>
          </table:table-cell>
        </table:table-row>
        <table:table-row table:style-name="ro1">
          <table:table-cell office:value-type="string" calcext:value-type="string">
            <text:p>2015/8/5</text:p>
          </table:table-cell>
          <table:table-cell office:value-type="float" office:value="198.9592" calcext:value-type="float">
            <text:p>198.9592</text:p>
          </table:table-cell>
          <table:table-cell office:value-type="float" office:value="444.97396" calcext:value-type="float">
            <text:p>444.97396</text:p>
          </table:table-cell>
        </table:table-row>
        <table:table-row table:style-name="ro1">
          <table:table-cell office:value-type="string" calcext:value-type="string">
            <text:p>2015/8/6</text:p>
          </table:table-cell>
          <table:table-cell office:value-type="float" office:value="195.78842" calcext:value-type="float">
            <text:p>195.78842</text:p>
          </table:table-cell>
          <table:table-cell office:value-type="float" office:value="441.80318" calcext:value-type="float">
            <text:p>441.80318</text:p>
          </table:table-cell>
        </table:table-row>
        <table:table-row table:style-name="ro1">
          <table:table-cell office:value-type="string" calcext:value-type="string">
            <text:p>2015/8/7</text:p>
          </table:table-cell>
          <table:table-cell office:value-type="float" office:value="192.62118" calcext:value-type="float">
            <text:p>192.62118</text:p>
          </table:table-cell>
          <table:table-cell office:value-type="float" office:value="438.63594" calcext:value-type="float">
            <text:p>438.63594</text:p>
          </table:table-cell>
        </table:table-row>
        <table:table-row table:style-name="ro1">
          <table:table-cell office:value-type="string" calcext:value-type="string">
            <text:p>2015/8/10</text:p>
          </table:table-cell>
          <table:table-cell office:value-type="float" office:value="189.45312" calcext:value-type="float">
            <text:p>189.45312</text:p>
          </table:table-cell>
          <table:table-cell office:value-type="float" office:value="435.46788" calcext:value-type="float">
            <text:p>435.46788</text:p>
          </table:table-cell>
        </table:table-row>
        <table:table-row table:style-name="ro1">
          <table:table-cell office:value-type="string" calcext:value-type="string">
            <text:p>2015/8/11</text:p>
          </table:table-cell>
          <table:table-cell office:value-type="float" office:value="186.28306" calcext:value-type="float">
            <text:p>186.28306</text:p>
          </table:table-cell>
          <table:table-cell office:value-type="float" office:value="432.29782" calcext:value-type="float">
            <text:p>432.29782</text:p>
          </table:table-cell>
        </table:table-row>
        <table:table-row table:style-name="ro1">
          <table:table-cell office:value-type="string" calcext:value-type="string">
            <text:p>2015/8/12</text:p>
          </table:table-cell>
          <table:table-cell office:value-type="float" office:value="183.1158" calcext:value-type="float">
            <text:p>183.1158</text:p>
          </table:table-cell>
          <table:table-cell office:value-type="float" office:value="429.13056" calcext:value-type="float">
            <text:p>429.13056</text:p>
          </table:table-cell>
        </table:table-row>
        <table:table-row table:style-name="ro1">
          <table:table-cell office:value-type="string" calcext:value-type="string">
            <text:p>2015/8/13</text:p>
          </table:table-cell>
          <table:table-cell office:value-type="float" office:value="179.94888" calcext:value-type="float">
            <text:p>179.94888</text:p>
          </table:table-cell>
          <table:table-cell office:value-type="float" office:value="425.96364" calcext:value-type="float">
            <text:p>425.96364</text:p>
          </table:table-cell>
        </table:table-row>
        <table:table-row table:style-name="ro1">
          <table:table-cell office:value-type="string" calcext:value-type="string">
            <text:p>2015/8/14</text:p>
          </table:table-cell>
          <table:table-cell office:value-type="float" office:value="242.9476" calcext:value-type="float">
            <text:p>242.9476</text:p>
          </table:table-cell>
          <table:table-cell office:value-type="float" office:value="488.96236" calcext:value-type="float">
            <text:p>488.96236</text:p>
          </table:table-cell>
        </table:table-row>
        <table:table-row table:style-name="ro1">
          <table:table-cell office:value-type="string" calcext:value-type="string">
            <text:p>2015/8/17</text:p>
          </table:table-cell>
          <table:table-cell office:value-type="float" office:value="239.78114" calcext:value-type="float">
            <text:p>239.78114</text:p>
          </table:table-cell>
          <table:table-cell office:value-type="float" office:value="567.79754" calcext:value-type="float">
            <text:p>567.79754</text:p>
          </table:table-cell>
        </table:table-row>
        <table:table-row table:style-name="ro1">
          <table:table-cell office:value-type="string" calcext:value-type="string">
            <text:p>2015/8/18</text:p>
          </table:table-cell>
          <table:table-cell office:value-type="float" office:value="236.61628" calcext:value-type="float">
            <text:p>236.61628</text:p>
          </table:table-cell>
          <table:table-cell office:value-type="float" office:value="564.63268" calcext:value-type="float">
            <text:p>564.63268</text:p>
          </table:table-cell>
        </table:table-row>
        <table:table-row table:style-name="ro1">
          <table:table-cell office:value-type="string" calcext:value-type="string">
            <text:p>2015/8/19</text:p>
          </table:table-cell>
          <table:table-cell office:value-type="float" office:value="315.45432" calcext:value-type="float">
            <text:p>315.45432</text:p>
          </table:table-cell>
          <table:table-cell office:value-type="float" office:value="643.47072" calcext:value-type="float">
            <text:p>643.47072</text:p>
          </table:table-cell>
        </table:table-row>
        <table:table-row table:style-name="ro1">
          <table:table-cell office:value-type="string" calcext:value-type="string">
            <text:p>2015/8/20</text:p>
          </table:table-cell>
          <table:table-cell office:value-type="float" office:value="394.29374" calcext:value-type="float">
            <text:p>394.29374</text:p>
          </table:table-cell>
          <table:table-cell office:value-type="float" office:value="640.31178" calcext:value-type="float">
            <text:p>640.31178</text:p>
          </table:table-cell>
        </table:table-row>
        <table:table-row table:style-name="ro1">
          <table:table-cell office:value-type="string" calcext:value-type="string">
            <text:p>2015/8/21</text:p>
          </table:table-cell>
          <table:table-cell office:value-type="float" office:value="391.13662" calcext:value-type="float">
            <text:p>391.13662</text:p>
          </table:table-cell>
          <table:table-cell office:value-type="float" office:value="637.15466" calcext:value-type="float">
            <text:p>637.15466</text:p>
          </table:table-cell>
        </table:table-row>
        <table:table-row table:style-name="ro1">
          <table:table-cell office:value-type="string" calcext:value-type="string">
            <text:p>2015/8/24</text:p>
          </table:table-cell>
          <table:table-cell office:value-type="float" office:value="387.98448" calcext:value-type="float">
            <text:p>387.98448</text:p>
          </table:table-cell>
          <table:table-cell office:value-type="float" office:value="634.00252" calcext:value-type="float">
            <text:p>634.00252</text:p>
          </table:table-cell>
        </table:table-row>
        <table:table-row table:style-name="ro1">
          <table:table-cell office:value-type="string" calcext:value-type="string">
            <text:p>2015/8/25</text:p>
          </table:table-cell>
          <table:table-cell office:value-type="float" office:value="384.83644" calcext:value-type="float">
            <text:p>384.83644</text:p>
          </table:table-cell>
          <table:table-cell office:value-type="float" office:value="712.85612" calcext:value-type="float">
            <text:p>712.85612</text:p>
          </table:table-cell>
        </table:table-row>
        <table:table-row table:style-name="ro1">
          <table:table-cell office:value-type="string" calcext:value-type="string">
            <text:p>2015/8/26</text:p>
          </table:table-cell>
          <table:table-cell office:value-type="float" office:value="463.68434" calcext:value-type="float">
            <text:p>463.68434</text:p>
          </table:table-cell>
          <table:table-cell office:value-type="float" office:value="709.70566" calcext:value-type="float">
            <text:p>709.70566</text:p>
          </table:table-cell>
        </table:table-row>
        <table:table-row table:style-name="ro1">
          <table:table-cell office:value-type="string" calcext:value-type="string">
            <text:p>2015/8/27</text:p>
          </table:table-cell>
          <table:table-cell office:value-type="float" office:value="460.53126" calcext:value-type="float">
            <text:p>460.53126</text:p>
          </table:table-cell>
          <table:table-cell office:value-type="float" office:value="706.55258" calcext:value-type="float">
            <text:p>706.55258</text:p>
          </table:table-cell>
        </table:table-row>
        <table:table-row table:style-name="ro1">
          <table:table-cell office:value-type="string" calcext:value-type="string">
            <text:p>2015/8/28</text:p>
          </table:table-cell>
          <table:table-cell office:value-type="float" office:value="539.37342" calcext:value-type="float">
            <text:p>539.37342</text:p>
          </table:table-cell>
          <table:table-cell office:value-type="float" office:value="703.39638" calcext:value-type="float">
            <text:p>703.39638</text:p>
          </table:table-cell>
        </table:table-row>
        <table:table-row table:style-name="ro1">
          <table:table-cell office:value-type="string" calcext:value-type="string">
            <text:p>2015/8/31</text:p>
          </table:table-cell>
          <table:table-cell office:value-type="float" office:value="536.21676" calcext:value-type="float">
            <text:p>536.21676</text:p>
          </table:table-cell>
          <table:table-cell office:value-type="float" office:value="700.23972" calcext:value-type="float">
            <text:p>700.23972</text:p>
          </table:table-cell>
        </table:table-row>
        <table:table-row table:style-name="ro1">
          <table:table-cell office:value-type="string" calcext:value-type="string">
            <text:p>2015/9/1</text:p>
          </table:table-cell>
          <table:table-cell office:value-type="float" office:value="533.0587" calcext:value-type="float">
            <text:p>533.0587</text:p>
          </table:table-cell>
          <table:table-cell office:value-type="float" office:value="779.0833" calcext:value-type="float">
            <text:p>779.0833</text:p>
          </table:table-cell>
        </table:table-row>
        <table:table-row table:style-name="ro1">
          <table:table-cell office:value-type="string" calcext:value-type="string">
            <text:p>2015/9/2</text:p>
          </table:table-cell>
          <table:table-cell office:value-type="float" office:value="529.9033" calcext:value-type="float">
            <text:p>529.9033</text:p>
          </table:table-cell>
          <table:table-cell office:value-type="float" office:value="775.9279" calcext:value-type="float">
            <text:p>775.9279</text:p>
          </table:table-cell>
        </table:table-row>
        <table:table-row table:style-name="ro1">
          <table:table-cell office:value-type="string" calcext:value-type="string">
            <text:p>2015/9/3</text:p>
          </table:table-cell>
          <table:table-cell office:value-type="float" office:value="526.74404" calcext:value-type="float">
            <text:p>526.74404</text:p>
          </table:table-cell>
          <table:table-cell office:value-type="float" office:value="854.77028" calcext:value-type="float">
            <text:p>854.77028</text:p>
          </table:table-cell>
        </table:table-row>
        <table:table-row table:style-name="ro1">
          <table:table-cell office:value-type="string" calcext:value-type="string">
            <text:p>2015/9/4</text:p>
          </table:table-cell>
          <table:table-cell office:value-type="float" office:value="523.58538" calcext:value-type="float">
            <text:p>523.58538</text:p>
          </table:table-cell>
          <table:table-cell office:value-type="float" office:value="851.61162" calcext:value-type="float">
            <text:p>851.61162</text:p>
          </table:table-cell>
        </table:table-row>
        <table:table-row table:style-name="ro1">
          <table:table-cell office:value-type="string" calcext:value-type="string">
            <text:p>2015/9/7</text:p>
          </table:table-cell>
          <table:table-cell office:value-type="float" office:value="520.42834" calcext:value-type="float">
            <text:p>520.42834</text:p>
          </table:table-cell>
          <table:table-cell office:value-type="float" office:value="848.45458" calcext:value-type="float">
            <text:p>848.45458</text:p>
          </table:table-cell>
        </table:table-row>
        <table:table-row table:style-name="ro1">
          <table:table-cell office:value-type="string" calcext:value-type="string">
            <text:p>2015/9/8</text:p>
          </table:table-cell>
          <table:table-cell office:value-type="float" office:value="517.2697" calcext:value-type="float">
            <text:p>517.2697</text:p>
          </table:table-cell>
          <table:table-cell office:value-type="float" office:value="845.29594" calcext:value-type="float">
            <text:p>845.29594</text:p>
          </table:table-cell>
        </table:table-row>
        <table:table-row table:style-name="ro1">
          <table:table-cell office:value-type="string" calcext:value-type="string">
            <text:p>2015/9/9</text:p>
          </table:table-cell>
          <table:table-cell office:value-type="float" office:value="514.10738" calcext:value-type="float">
            <text:p>514.10738</text:p>
          </table:table-cell>
          <table:table-cell office:value-type="float" office:value="842.13362" calcext:value-type="float">
            <text:p>842.13362</text:p>
          </table:table-cell>
        </table:table-row>
        <table:table-row table:style-name="ro1">
          <table:table-cell office:value-type="string" calcext:value-type="string">
            <text:p>2015/9/10</text:p>
          </table:table-cell>
          <table:table-cell office:value-type="float" office:value="510.9429" calcext:value-type="float">
            <text:p>510.9429</text:p>
          </table:table-cell>
          <table:table-cell office:value-type="float" office:value="838.96914" calcext:value-type="float">
            <text:p>838.96914</text:p>
          </table:table-cell>
        </table:table-row>
        <table:table-row table:style-name="ro1">
          <table:table-cell office:value-type="string" calcext:value-type="string">
            <text:p>2015/9/11</text:p>
          </table:table-cell>
          <table:table-cell office:value-type="float" office:value="507.77844" calcext:value-type="float">
            <text:p>507.77844</text:p>
          </table:table-cell>
          <table:table-cell office:value-type="float" office:value="835.80468" calcext:value-type="float">
            <text:p>835.80468</text:p>
          </table:table-cell>
        </table:table-row>
        <table:table-row table:style-name="ro1">
          <table:table-cell office:value-type="string" calcext:value-type="string">
            <text:p>2015/9/14</text:p>
          </table:table-cell>
          <table:table-cell office:value-type="float" office:value="504.61202" calcext:value-type="float">
            <text:p>504.61202</text:p>
          </table:table-cell>
          <table:table-cell office:value-type="float" office:value="914.6399" calcext:value-type="float">
            <text:p>914.6399</text:p>
          </table:table-cell>
        </table:table-row>
        <table:table-row table:style-name="ro1">
          <table:table-cell office:value-type="string" calcext:value-type="string">
            <text:p>2015/9/15</text:p>
          </table:table-cell>
          <table:table-cell office:value-type="float" office:value="501.44606" calcext:value-type="float">
            <text:p>501.44606</text:p>
          </table:table-cell>
          <table:table-cell office:value-type="float" office:value="911.47394" calcext:value-type="float">
            <text:p>911.47394</text:p>
          </table:table-cell>
        </table:table-row>
        <table:table-row table:style-name="ro1">
          <table:table-cell office:value-type="string" calcext:value-type="string">
            <text:p>2015/9/16</text:p>
          </table:table-cell>
          <table:table-cell office:value-type="float" office:value="498.27982" calcext:value-type="float">
            <text:p>498.27982</text:p>
          </table:table-cell>
          <table:table-cell office:value-type="float" office:value="908.3077" calcext:value-type="float">
            <text:p>908.3077</text:p>
          </table:table-cell>
        </table:table-row>
        <table:table-row table:style-name="ro1">
          <table:table-cell office:value-type="string" calcext:value-type="string">
            <text:p>2015/9/22</text:p>
          </table:table-cell>
          <table:table-cell office:value-type="float" office:value="495.11396" calcext:value-type="float">
            <text:p>495.11396</text:p>
          </table:table-cell>
          <table:table-cell office:value-type="float" office:value="905.14184" calcext:value-type="float">
            <text:p>905.14184</text:p>
          </table:table-cell>
        </table:table-row>
        <table:table-row table:style-name="ro1">
          <table:table-cell office:value-type="string" calcext:value-type="string">
            <text:p>2015/9/23</text:p>
          </table:table-cell>
          <table:table-cell office:value-type="float" office:value="491.94932" calcext:value-type="float">
            <text:p>491.94932</text:p>
          </table:table-cell>
          <table:table-cell office:value-type="float" office:value="901.9772" calcext:value-type="float">
            <text:p>901.9772</text:p>
          </table:table-cell>
        </table:table-row>
        <table:table-row table:style-name="ro1">
          <table:table-cell office:value-type="string" calcext:value-type="string">
            <text:p>2015/9/24</text:p>
          </table:table-cell>
          <table:table-cell office:value-type="float" office:value="488.78552" calcext:value-type="float">
            <text:p>488.78552</text:p>
          </table:table-cell>
          <table:table-cell office:value-type="float" office:value="980.81504" calcext:value-type="float">
            <text:p>980.81504</text:p>
          </table:table-cell>
        </table:table-row>
        <table:table-row table:style-name="ro1">
          <table:table-cell office:value-type="string" calcext:value-type="string">
            <text:p>2015/9/25</text:p>
          </table:table-cell>
          <table:table-cell office:value-type="float" office:value="485.62264" calcext:value-type="float">
            <text:p>485.62264</text:p>
          </table:table-cell>
          <table:table-cell office:value-type="float" office:value="1059.6538" calcext:value-type="float">
            <text:p>1059.6538</text:p>
          </table:table-cell>
        </table:table-row>
        <table:table-row table:style-name="ro1">
          <table:table-cell office:value-type="string" calcext:value-type="string">
            <text:p>2015/9/30</text:p>
          </table:table-cell>
          <table:table-cell office:value-type="float" office:value="564.46074" calcext:value-type="float">
            <text:p>564.46074</text:p>
          </table:table-cell>
          <table:table-cell office:value-type="float" office:value="1056.49354" calcext:value-type="float">
            <text:p>1056.49354</text:p>
          </table:table-cell>
        </table:table-row>
        <table:table-row table:style-name="ro1">
          <table:table-cell office:value-type="string" calcext:value-type="string">
            <text:p>2015/10/1</text:p>
          </table:table-cell>
          <table:table-cell office:value-type="float" office:value="561.29722" calcext:value-type="float">
            <text:p>561.29722</text:p>
          </table:table-cell>
          <table:table-cell office:value-type="float" office:value="1053.33002" calcext:value-type="float">
            <text:p>1053.33002</text:p>
          </table:table-cell>
        </table:table-row>
        <table:table-row table:style-name="ro1">
          <table:table-cell office:value-type="string" calcext:value-type="string">
            <text:p>2015/10/2</text:p>
          </table:table-cell>
          <table:table-cell office:value-type="float" office:value="558.1316" calcext:value-type="float">
            <text:p>558.1316</text:p>
          </table:table-cell>
          <table:table-cell office:value-type="float" office:value="1050.1644" calcext:value-type="float">
            <text:p>1050.1644</text:p>
          </table:table-cell>
        </table:table-row>
        <table:table-row table:style-name="ro1">
          <table:table-cell office:value-type="string" calcext:value-type="string">
            <text:p>2015/10/5</text:p>
          </table:table-cell>
          <table:table-cell office:value-type="float" office:value="554.9644" calcext:value-type="float">
            <text:p>554.9644</text:p>
          </table:table-cell>
          <table:table-cell office:value-type="float" office:value="1128.99884" calcext:value-type="float">
            <text:p>1128.99884</text:p>
          </table:table-cell>
        </table:table-row>
        <table:table-row table:style-name="ro1">
          <table:table-cell office:value-type="string" calcext:value-type="string">
            <text:p>2015/10/8</text:p>
          </table:table-cell>
          <table:table-cell office:value-type="float" office:value="551.79376" calcext:value-type="float">
            <text:p>551.79376</text:p>
          </table:table-cell>
          <table:table-cell office:value-type="float" office:value="1125.8282" calcext:value-type="float">
            <text:p>1125.8282</text:p>
          </table:table-cell>
        </table:table-row>
        <table:table-row table:style-name="ro1">
          <table:table-cell office:value-type="string" calcext:value-type="string">
            <text:p>2015/10/12</text:p>
          </table:table-cell>
          <table:table-cell office:value-type="float" office:value="548.62384" calcext:value-type="float">
            <text:p>548.62384</text:p>
          </table:table-cell>
          <table:table-cell office:value-type="float" office:value="1122.65828" calcext:value-type="float">
            <text:p>1122.65828</text:p>
          </table:table-cell>
        </table:table-row>
        <table:table-row table:style-name="ro1">
          <table:table-cell office:value-type="string" calcext:value-type="string">
            <text:p>2015/10/22</text:p>
          </table:table-cell>
          <table:table-cell office:value-type="float" office:value="545.45204" calcext:value-type="float">
            <text:p>545.45204</text:p>
          </table:table-cell>
          <table:table-cell office:value-type="float" office:value="1119.48648" calcext:value-type="float">
            <text:p>1119.48648</text:p>
          </table:table-cell>
        </table:table-row>
        <table:table-row table:style-name="ro1">
          <table:table-cell office:value-type="string" calcext:value-type="string">
            <text:p>2015/10/23</text:p>
          </table:table-cell>
          <table:table-cell office:value-type="float" office:value="542.27724" calcext:value-type="float">
            <text:p>542.27724</text:p>
          </table:table-cell>
          <table:table-cell office:value-type="float" office:value="1116.31168" calcext:value-type="float">
            <text:p>1116.31168</text:p>
          </table:table-cell>
        </table:table-row>
        <table:table-row table:style-name="ro1">
          <table:table-cell office:value-type="string" calcext:value-type="string">
            <text:p>2015/10/28</text:p>
          </table:table-cell>
          <table:table-cell office:value-type="float" office:value="539.1035" calcext:value-type="float">
            <text:p>539.1035</text:p>
          </table:table-cell>
          <table:table-cell office:value-type="float" office:value="1113.13794" calcext:value-type="float">
            <text:p>1113.13794</text:p>
          </table:table-cell>
        </table:table-row>
        <table:table-row table:style-name="ro1">
          <table:table-cell office:value-type="string" calcext:value-type="string">
            <text:p>2015/10/29</text:p>
          </table:table-cell>
          <table:table-cell office:value-type="float" office:value="535.92992" calcext:value-type="float">
            <text:p>535.92992</text:p>
          </table:table-cell>
          <table:table-cell office:value-type="float" office:value="1109.96436" calcext:value-type="float">
            <text:p>1109.96436</text:p>
          </table:table-cell>
        </table:table-row>
        <table:table-row table:style-name="ro1">
          <table:table-cell office:value-type="string" calcext:value-type="string">
            <text:p>2015/10/30</text:p>
          </table:table-cell>
          <table:table-cell office:value-type="float" office:value="532.75868" calcext:value-type="float">
            <text:p>532.75868</text:p>
          </table:table-cell>
          <table:table-cell office:value-type="float" office:value="1106.79312" calcext:value-type="float">
            <text:p>1106.79312</text:p>
          </table:table-cell>
        </table:table-row>
        <table:table-row table:style-name="ro1">
          <table:table-cell office:value-type="string" calcext:value-type="string">
            <text:p>2015/11/2</text:p>
          </table:table-cell>
          <table:table-cell office:value-type="float" office:value="529.58802" calcext:value-type="float">
            <text:p>529.58802</text:p>
          </table:table-cell>
          <table:table-cell office:value-type="float" office:value="1103.62246" calcext:value-type="float">
            <text:p>1103.62246</text:p>
          </table:table-cell>
        </table:table-row>
        <table:table-row table:style-name="ro1">
          <table:table-cell office:value-type="string" calcext:value-type="string">
            <text:p>2015/11/3</text:p>
          </table:table-cell>
          <table:table-cell office:value-type="float" office:value="526.41476" calcext:value-type="float">
            <text:p>526.41476</text:p>
          </table:table-cell>
          <table:table-cell office:value-type="float" office:value="1100.4492" calcext:value-type="float">
            <text:p>1100.4492</text:p>
          </table:table-cell>
        </table:table-row>
        <table:table-row table:style-name="ro1">
          <table:table-cell office:value-type="string" calcext:value-type="string">
            <text:p>2015/11/9</text:p>
          </table:table-cell>
          <table:table-cell office:value-type="float" office:value="523.24126" calcext:value-type="float">
            <text:p>523.24126</text:p>
          </table:table-cell>
          <table:table-cell office:value-type="float" office:value="1097.2757" calcext:value-type="float">
            <text:p>1097.2757</text:p>
          </table:table-cell>
        </table:table-row>
        <table:table-row table:style-name="ro1">
          <table:table-cell office:value-type="string" calcext:value-type="string">
            <text:p>2015/11/10</text:p>
          </table:table-cell>
          <table:table-cell office:value-type="float" office:value="520.0696" calcext:value-type="float">
            <text:p>520.0696</text:p>
          </table:table-cell>
          <table:table-cell office:value-type="float" office:value="1094.10404" calcext:value-type="float">
            <text:p>1094.10404</text:p>
          </table:table-cell>
        </table:table-row>
        <table:table-row table:style-name="ro1">
          <table:table-cell office:value-type="string" calcext:value-type="string">
            <text:p>2015/11/11</text:p>
          </table:table-cell>
          <table:table-cell office:value-type="float" office:value="516.8995" calcext:value-type="float">
            <text:p>516.8995</text:p>
          </table:table-cell>
          <table:table-cell office:value-type="float" office:value="1090.93394" calcext:value-type="float">
            <text:p>1090.93394</text:p>
          </table:table-cell>
        </table:table-row>
        <table:table-row table:style-name="ro1">
          <table:table-cell office:value-type="string" calcext:value-type="string">
            <text:p>2015/11/12</text:p>
          </table:table-cell>
          <table:table-cell office:value-type="float" office:value="513.73138" calcext:value-type="float">
            <text:p>513.73138</text:p>
          </table:table-cell>
          <table:table-cell office:value-type="float" office:value="1087.76582" calcext:value-type="float">
            <text:p>1087.76582</text:p>
          </table:table-cell>
        </table:table-row>
        <table:table-row table:style-name="ro1">
          <table:table-cell office:value-type="string" calcext:value-type="string">
            <text:p>2015/11/13</text:p>
          </table:table-cell>
          <table:table-cell office:value-type="float" office:value="592.56218" calcext:value-type="float">
            <text:p>592.56218</text:p>
          </table:table-cell>
          <table:table-cell office:value-type="float" office:value="1084.59826" calcext:value-type="float">
            <text:p>1084.59826</text:p>
          </table:table-cell>
        </table:table-row>
        <table:table-row table:style-name="ro1">
          <table:table-cell office:value-type="string" calcext:value-type="string">
            <text:p>2015/11/16</text:p>
          </table:table-cell>
          <table:table-cell office:value-type="float" office:value="589.39724" calcext:value-type="float">
            <text:p>589.39724</text:p>
          </table:table-cell>
          <table:table-cell office:value-type="float" office:value="1081.43332" calcext:value-type="float">
            <text:p>1081.43332</text:p>
          </table:table-cell>
        </table:table-row>
        <table:table-row table:style-name="ro1">
          <table:table-cell office:value-type="string" calcext:value-type="string">
            <text:p>2015/11/17</text:p>
          </table:table-cell>
          <table:table-cell office:value-type="float" office:value="668.22824" calcext:value-type="float">
            <text:p>668.22824</text:p>
          </table:table-cell>
          <table:table-cell office:value-type="float" office:value="1160.26432" calcext:value-type="float">
            <text:p>1160.26432</text:p>
          </table:table-cell>
        </table:table-row>
        <table:table-row table:style-name="ro1">
          <table:table-cell office:value-type="string" calcext:value-type="string">
            <text:p>2015/11/18</text:p>
          </table:table-cell>
          <table:table-cell office:value-type="float" office:value="665.0594" calcext:value-type="float">
            <text:p>665.0594</text:p>
          </table:table-cell>
          <table:table-cell office:value-type="float" office:value="1239.09712" calcext:value-type="float">
            <text:p>1239.09712</text:p>
          </table:table-cell>
        </table:table-row>
        <table:table-row table:style-name="ro1">
          <table:table-cell office:value-type="string" calcext:value-type="string">
            <text:p>2015/11/19</text:p>
          </table:table-cell>
          <table:table-cell office:value-type="float" office:value="661.89194" calcext:value-type="float">
            <text:p>661.89194</text:p>
          </table:table-cell>
          <table:table-cell office:value-type="float" office:value="1235.92966" calcext:value-type="float">
            <text:p>1235.92966</text:p>
          </table:table-cell>
        </table:table-row>
        <table:table-row table:style-name="ro1">
          <table:table-cell office:value-type="string" calcext:value-type="string">
            <text:p>2015/11/20</text:p>
          </table:table-cell>
          <table:table-cell office:value-type="float" office:value="658.72338" calcext:value-type="float">
            <text:p>658.72338</text:p>
          </table:table-cell>
          <table:table-cell office:value-type="float" office:value="1232.7611" calcext:value-type="float">
            <text:p>1232.7611</text:p>
          </table:table-cell>
        </table:table-row>
        <table:table-row table:style-name="ro1">
          <table:table-cell office:value-type="string" calcext:value-type="string">
            <text:p>2015/11/23</text:p>
          </table:table-cell>
          <table:table-cell office:value-type="float" office:value="655.55358" calcext:value-type="float">
            <text:p>655.55358</text:p>
          </table:table-cell>
          <table:table-cell office:value-type="float" office:value="1311.59294" calcext:value-type="float">
            <text:p>1311.59294</text:p>
          </table:table-cell>
        </table:table-row>
        <table:table-row table:style-name="ro1">
          <table:table-cell office:value-type="string" calcext:value-type="string">
            <text:p>2015/11/24</text:p>
          </table:table-cell>
          <table:table-cell office:value-type="float" office:value="652.38432" calcext:value-type="float">
            <text:p>652.38432</text:p>
          </table:table-cell>
          <table:table-cell office:value-type="float" office:value="1390.42532" calcext:value-type="float">
            <text:p>1390.42532</text:p>
          </table:table-cell>
        </table:table-row>
        <table:table-row table:style-name="ro1">
          <table:table-cell office:value-type="string" calcext:value-type="string">
            <text:p>2015/11/25</text:p>
          </table:table-cell>
          <table:table-cell office:value-type="float" office:value="649.21612" calcext:value-type="float">
            <text:p>649.21612</text:p>
          </table:table-cell>
          <table:table-cell office:value-type="float" office:value="1387.25712" calcext:value-type="float">
            <text:p>1387.25712</text:p>
          </table:table-cell>
        </table:table-row>
        <table:table-row table:style-name="ro1">
          <table:table-cell office:value-type="string" calcext:value-type="string">
            <text:p>2015/11/26</text:p>
          </table:table-cell>
          <table:table-cell office:value-type="float" office:value="728.04628" calcext:value-type="float">
            <text:p>728.04628</text:p>
          </table:table-cell>
          <table:table-cell office:value-type="float" office:value="1466.08728" calcext:value-type="float">
            <text:p>1466.08728</text:p>
          </table:table-cell>
        </table:table-row>
        <table:table-row table:style-name="ro1">
          <table:table-cell office:value-type="string" calcext:value-type="string">
            <text:p>2015/11/30</text:p>
          </table:table-cell>
          <table:table-cell office:value-type="float" office:value="724.88002" calcext:value-type="float">
            <text:p>724.88002</text:p>
          </table:table-cell>
          <table:table-cell office:value-type="float" office:value="1544.92266" calcext:value-type="float">
            <text:p>1544.92266</text:p>
          </table:table-cell>
        </table:table-row>
        <table:table-row table:style-name="ro1">
          <table:table-cell office:value-type="string" calcext:value-type="string">
            <text:p>2015/12/1</text:p>
          </table:table-cell>
          <table:table-cell office:value-type="float" office:value="803.71122" calcext:value-type="float">
            <text:p>803.71122</text:p>
          </table:table-cell>
          <table:table-cell office:value-type="float" office:value="1541.7555" calcext:value-type="float">
            <text:p>1541.7555</text:p>
          </table:table-cell>
        </table:table-row>
        <table:table-row table:style-name="ro1">
          <table:table-cell office:value-type="string" calcext:value-type="string">
            <text:p>2015/12/2</text:p>
          </table:table-cell>
          <table:table-cell office:value-type="float" office:value="800.5426" calcext:value-type="float">
            <text:p>800.5426</text:p>
          </table:table-cell>
          <table:table-cell office:value-type="float" office:value="1538.58688" calcext:value-type="float">
            <text:p>1538.58688</text:p>
          </table:table-cell>
        </table:table-row>
        <table:table-row table:style-name="ro1">
          <table:table-cell office:value-type="string" calcext:value-type="string">
            <text:p>2015/12/3</text:p>
          </table:table-cell>
          <table:table-cell office:value-type="float" office:value="879.37324" calcext:value-type="float">
            <text:p>879.37324</text:p>
          </table:table-cell>
          <table:table-cell office:value-type="float" office:value="1535.41916" calcext:value-type="float">
            <text:p>1535.41916</text:p>
          </table:table-cell>
        </table:table-row>
        <table:table-row table:style-name="ro1">
          <table:table-cell office:value-type="string" calcext:value-type="string">
            <text:p>2015/12/4</text:p>
          </table:table-cell>
          <table:table-cell office:value-type="float" office:value="876.20606" calcext:value-type="float">
            <text:p>876.20606</text:p>
          </table:table-cell>
          <table:table-cell office:value-type="float" office:value="1532.25198" calcext:value-type="float">
            <text:p>1532.25198</text:p>
          </table:table-cell>
        </table:table-row>
        <table:table-row table:style-name="ro1">
          <table:table-cell office:value-type="string" calcext:value-type="string">
            <text:p>2015/12/7</text:p>
          </table:table-cell>
          <table:table-cell office:value-type="float" office:value="873.0362" calcext:value-type="float">
            <text:p>873.0362</text:p>
          </table:table-cell>
          <table:table-cell office:value-type="float" office:value="1529.08212" calcext:value-type="float">
            <text:p>1529.08212</text:p>
          </table:table-cell>
        </table:table-row>
        <table:table-row table:style-name="ro1">
          <table:table-cell office:value-type="string" calcext:value-type="string">
            <text:p>2015/12/9</text:p>
          </table:table-cell>
          <table:table-cell office:value-type="float" office:value="869.87002" calcext:value-type="float">
            <text:p>869.87002</text:p>
          </table:table-cell>
          <table:table-cell office:value-type="float" office:value="1525.91594" calcext:value-type="float">
            <text:p>1525.91594</text:p>
          </table:table-cell>
        </table:table-row>
        <table:table-row table:style-name="ro1">
          <table:table-cell office:value-type="string" calcext:value-type="string">
            <text:p>2015/12/10</text:p>
          </table:table-cell>
          <table:table-cell office:value-type="float" office:value="866.70634" calcext:value-type="float">
            <text:p>866.70634</text:p>
          </table:table-cell>
          <table:table-cell office:value-type="float" office:value="1604.7539" calcext:value-type="float">
            <text:p>1604.7539</text:p>
          </table:table-cell>
        </table:table-row>
        <table:table-row table:style-name="ro1">
          <table:table-cell office:value-type="string" calcext:value-type="string">
            <text:p>2015/12/11</text:p>
          </table:table-cell>
          <table:table-cell office:value-type="float" office:value="863.54238" calcext:value-type="float">
            <text:p>863.54238</text:p>
          </table:table-cell>
          <table:table-cell office:value-type="float" office:value="1601.58994" calcext:value-type="float">
            <text:p>1601.58994</text:p>
          </table:table-cell>
        </table:table-row>
        <table:table-row table:style-name="ro1">
          <table:table-cell office:value-type="string" calcext:value-type="string">
            <text:p>2015/12/14</text:p>
          </table:table-cell>
          <table:table-cell office:value-type="float" office:value="860.38282" calcext:value-type="float">
            <text:p>860.38282</text:p>
          </table:table-cell>
          <table:table-cell office:value-type="float" office:value="1598.43038" calcext:value-type="float">
            <text:p>1598.43038</text:p>
          </table:table-cell>
        </table:table-row>
        <table:table-row table:style-name="ro1">
          <table:table-cell office:value-type="string" calcext:value-type="string">
            <text:p>2015/12/15</text:p>
          </table:table-cell>
          <table:table-cell office:value-type="float" office:value="857.22132" calcext:value-type="float">
            <text:p>857.22132</text:p>
          </table:table-cell>
          <table:table-cell office:value-type="float" office:value="1595.26888" calcext:value-type="float">
            <text:p>1595.26888</text:p>
          </table:table-cell>
        </table:table-row>
        <table:table-row table:style-name="ro1">
          <table:table-cell office:value-type="string" calcext:value-type="string">
            <text:p>2015/12/16</text:p>
          </table:table-cell>
          <table:table-cell office:value-type="float" office:value="854.05776" calcext:value-type="float">
            <text:p>854.05776</text:p>
          </table:table-cell>
          <table:table-cell office:value-type="float" office:value="1592.10532" calcext:value-type="float">
            <text:p>1592.10532</text:p>
          </table:table-cell>
        </table:table-row>
        <table:table-row table:style-name="ro1">
          <table:table-cell office:value-type="string" calcext:value-type="string">
            <text:p>2015/12/17</text:p>
          </table:table-cell>
          <table:table-cell office:value-type="float" office:value="850.89368" calcext:value-type="float">
            <text:p>850.89368</text:p>
          </table:table-cell>
          <table:table-cell office:value-type="float" office:value="1588.94124" calcext:value-type="float">
            <text:p>1588.94124</text:p>
          </table:table-cell>
        </table:table-row>
        <table:table-row table:style-name="ro1">
          <table:table-cell office:value-type="string" calcext:value-type="string">
            <text:p>2015/12/18</text:p>
          </table:table-cell>
          <table:table-cell office:value-type="float" office:value="847.72876" calcext:value-type="float">
            <text:p>847.72876</text:p>
          </table:table-cell>
          <table:table-cell office:value-type="float" office:value="1585.77632" calcext:value-type="float">
            <text:p>1585.77632</text:p>
          </table:table-cell>
        </table:table-row>
        <table:table-row table:style-name="ro1">
          <table:table-cell office:value-type="string" calcext:value-type="string">
            <text:p>2015/12/21</text:p>
          </table:table-cell>
          <table:table-cell office:value-type="float" office:value="926.5637" calcext:value-type="float">
            <text:p>926.5637</text:p>
          </table:table-cell>
          <table:table-cell office:value-type="float" office:value="1582.6129" calcext:value-type="float">
            <text:p>1582.6129</text:p>
          </table:table-cell>
        </table:table-row>
        <table:table-row table:style-name="ro1">
          <table:table-cell office:value-type="string" calcext:value-type="string">
            <text:p>2015/12/22</text:p>
          </table:table-cell>
          <table:table-cell office:value-type="float" office:value="923.3986" calcext:value-type="float">
            <text:p>923.3986</text:p>
          </table:table-cell>
          <table:table-cell office:value-type="float" office:value="1579.4478" calcext:value-type="float">
            <text:p>1579.4478</text:p>
          </table:table-cell>
        </table:table-row>
        <table:table-row table:style-name="ro1">
          <table:table-cell office:value-type="string" calcext:value-type="string">
            <text:p>2015/12/23</text:p>
          </table:table-cell>
          <table:table-cell office:value-type="float" office:value="920.23262" calcext:value-type="float">
            <text:p>920.23262</text:p>
          </table:table-cell>
          <table:table-cell office:value-type="float" office:value="1576.28182" calcext:value-type="float">
            <text:p>1576.28182</text:p>
          </table:table-cell>
        </table:table-row>
        <table:table-row table:style-name="ro1">
          <table:table-cell office:value-type="string" calcext:value-type="string">
            <text:p>2015/12/25</text:p>
          </table:table-cell>
          <table:table-cell office:value-type="float" office:value="917.06588" calcext:value-type="float">
            <text:p>917.06588</text:p>
          </table:table-cell>
          <table:table-cell office:value-type="float" office:value="1573.11508" calcext:value-type="float">
            <text:p>1573.11508</text:p>
          </table:table-cell>
        </table:table-row>
        <table:table-row table:style-name="ro1">
          <table:table-cell office:value-type="string" calcext:value-type="string">
            <text:p>2015/12/28</text:p>
          </table:table-cell>
          <table:table-cell office:value-type="float" office:value="913.89844" calcext:value-type="float">
            <text:p>913.89844</text:p>
          </table:table-cell>
          <table:table-cell office:value-type="float" office:value="1569.94764" calcext:value-type="float">
            <text:p>1569.94764</text:p>
          </table:table-cell>
        </table:table-row>
        <table:table-row table:style-name="ro1">
          <table:table-cell office:value-type="string" calcext:value-type="string">
            <text:p>2015/12/29</text:p>
          </table:table-cell>
          <table:table-cell office:value-type="float" office:value="910.73198" calcext:value-type="float">
            <text:p>910.73198</text:p>
          </table:table-cell>
          <table:table-cell office:value-type="float" office:value="1566.78118" calcext:value-type="float">
            <text:p>1566.78118</text:p>
          </table:table-cell>
        </table:table-row>
        <table:table-row table:style-name="ro1">
          <table:table-cell office:value-type="string" calcext:value-type="string">
            <text:p>2015/12/30</text:p>
          </table:table-cell>
          <table:table-cell office:value-type="float" office:value="907.56576" calcext:value-type="float">
            <text:p>907.56576</text:p>
          </table:table-cell>
          <table:table-cell office:value-type="float" office:value="1563.61496" calcext:value-type="float">
            <text:p>1563.61496</text:p>
          </table:table-cell>
        </table:table-row>
        <table:table-row table:style-name="ro1">
          <table:table-cell office:value-type="string" calcext:value-type="string">
            <text:p>2015/12/31</text:p>
          </table:table-cell>
          <table:table-cell office:value-type="float" office:value="904.401" calcext:value-type="float">
            <text:p>904.401</text:p>
          </table:table-cell>
          <table:table-cell office:value-type="float" office:value="1560.4502" calcext:value-type="float">
            <text:p>1560.45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2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2T00:40:30.268543048</dc:date>
    <meta:editing-duration>PT1M15S</meta:editing-duration>
    <meta:editing-cycles>1</meta:editing-cycles>
    <meta:document-statistic meta:table-count="1" meta:cell-count="564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201cm" style:legend-expansion="high" chart:style-name="ch2"/>
        <chart:plot-area chart:style-name="ch3" table:cell-range-address="option_roi_result.B1:option_roi_result.B188" chart:data-source-has-labels="row" svg:x="0.32cm" svg:y="0.18cm" svg:width="13.361cm" svg:height="8.64cm">
          <chartooo:coordinate-region svg:x="1.312cm" svg:y="0.38cm" svg:width="12.369cm" svg:height="8.2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ption_roi_result.B2:option_roi_result.B188" chart:label-cell-address="option_roi_result.B1:option_roi_result.B1" chart:class="chart:bar">
            <chart:data-point chart:repeated="18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_HF</text:p>
                <draw:g>
                  <svg:desc>option_roi_result.B1:option_roi_resul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18284">
                <text:p>-3.18284</text:p>
                <draw:g>
                  <svg:desc>option_roi_result.B2:option_roi_result.B1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.36364">
                <text:p>-6.363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546">
                <text:p>-9.5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2.72976">
                <text:p>-12.729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.91368">
                <text:p>-15.91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9.09834">
                <text:p>-19.098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2.28204">
                <text:p>-22.282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5.4655">
                <text:p>-25.46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8.64968">
                <text:p>-28.649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.83404">
                <text:p>-31.834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5.0232">
                <text:p>-35.02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8.21102">
                <text:p>-38.211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1.39966">
                <text:p>-41.399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4.58848">
                <text:p>-44.588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7.77788">
                <text:p>-47.777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0.96708">
                <text:p>-50.967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4.15956">
                <text:p>-54.159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7.35142">
                <text:p>-57.351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0.54286">
                <text:p>-60.542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3.73222">
                <text:p>-63.732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6.92276">
                <text:p>-66.922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0.11432">
                <text:p>-70.114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69292">
                <text:p>8.692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50128">
                <text:p>5.501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0914">
                <text:p>2.309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88112">
                <text:p>-0.88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.07308">
                <text:p>-4.073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.26384">
                <text:p>-7.263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0.45464">
                <text:p>-10.454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3.64766">
                <text:p>-13.647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.35108">
                <text:p>48.351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.15946">
                <text:p>45.159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.96694">
                <text:p>41.96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.77568">
                <text:p>38.775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.58334">
                <text:p>35.583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.39278">
                <text:p>32.392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.20112">
                <text:p>29.201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1.20006">
                <text:p>81.200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0.00534">
                <text:p>160.005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6.80734">
                <text:p>156.807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3.60944">
                <text:p>153.609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0.41208">
                <text:p>150.412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7.216">
                <text:p>147.2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4.02024">
                <text:p>144.020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0.82482">
                <text:p>140.824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7.62878">
                <text:p>137.628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4.43468">
                <text:p>134.434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1.24048">
                <text:p>131.240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8.04578">
                <text:p>128.045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4.85304">
                <text:p>124.853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1.66084">
                <text:p>121.660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0.46692">
                <text:p>200.466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.27288">
                <text:p>197.272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4.07994">
                <text:p>194.079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0.88866">
                <text:p>190.888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7.69664">
                <text:p>187.696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4.50434">
                <text:p>184.504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3.3106">
                <text:p>263.31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0.11642">
                <text:p>260.116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6.9231">
                <text:p>256.92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3.73134">
                <text:p>253.731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0.53858">
                <text:p>250.538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7.34792">
                <text:p>247.347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4.1614">
                <text:p>244.16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0.97512">
                <text:p>240.975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7.7891">
                <text:p>237.78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4.60394">
                <text:p>234.603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1.41742">
                <text:p>231.417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8.23202">
                <text:p>228.232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5.04662">
                <text:p>225.046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1.8617">
                <text:p>221.86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8.67744">
                <text:p>218.677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5.49652">
                <text:p>215.496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2.31432">
                <text:p>212.314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9.12994">
                <text:p>209.129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5.94568">
                <text:p>205.945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2.76028">
                <text:p>202.760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9.57634">
                <text:p>199.576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6.39346">
                <text:p>196.393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5.20816">
                <text:p>275.208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2.0222">
                <text:p>272.02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8.83708">
                <text:p>268.837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5.65242">
                <text:p>265.652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2.46718">
                <text:p>262.467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9.28312">
                <text:p>259.283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6.10706">
                <text:p>256.107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2.9284">
                <text:p>252.92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9.74764">
                <text:p>249.747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6.56688">
                <text:p>246.566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3.38814">
                <text:p>243.388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0.21006">
                <text:p>240.210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7.0307">
                <text:p>237.03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3.853">
                <text:p>233.8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0.6754">
                <text:p>230.67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7.49988">
                <text:p>227.499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4.32552">
                <text:p>224.325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1.15274">
                <text:p>221.152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7.9827">
                <text:p>217.98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4.81208">
                <text:p>214.812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1.64164">
                <text:p>211.641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8.46982">
                <text:p>208.469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5.29894">
                <text:p>205.298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2.12924">
                <text:p>202.129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8.9592">
                <text:p>198.95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5.78842">
                <text:p>195.788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2.62118">
                <text:p>192.621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9.45312">
                <text:p>189.453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6.28306">
                <text:p>186.283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3.1158">
                <text:p>183.11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9.94888">
                <text:p>179.948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2.9476">
                <text:p>242.94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9.78114">
                <text:p>239.781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6.61628">
                <text:p>236.616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5.45432">
                <text:p>315.454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4.29374">
                <text:p>394.293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1.13662">
                <text:p>391.136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87.98448">
                <text:p>387.984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84.83644">
                <text:p>384.836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63.68434">
                <text:p>463.684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60.53126">
                <text:p>460.531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39.37342">
                <text:p>539.373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36.21676">
                <text:p>536.216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33.0587">
                <text:p>533.05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29.9033">
                <text:p>529.90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26.74404">
                <text:p>526.744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23.58538">
                <text:p>523.585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20.42834">
                <text:p>520.428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17.2697">
                <text:p>517.26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14.10738">
                <text:p>514.107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10.9429">
                <text:p>510.94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07.77844">
                <text:p>507.778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04.61202">
                <text:p>504.612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01.44606">
                <text:p>501.446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98.27982">
                <text:p>498.279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95.11396">
                <text:p>495.113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91.94932">
                <text:p>491.949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88.78552">
                <text:p>488.785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85.62264">
                <text:p>485.622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64.46074">
                <text:p>564.460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61.29722">
                <text:p>561.297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58.1316">
                <text:p>558.13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54.9644">
                <text:p>554.96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51.79376">
                <text:p>551.793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48.62384">
                <text:p>548.623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45.45204">
                <text:p>545.452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42.27724">
                <text:p>542.277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9.1035">
                <text:p>539.10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35.92992">
                <text:p>535.929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32.75868">
                <text:p>532.758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29.58802">
                <text:p>529.588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26.41476">
                <text:p>526.414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23.24126">
                <text:p>523.241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0.0696">
                <text:p>520.06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16.8995">
                <text:p>516.89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13.73138">
                <text:p>513.731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92.56218">
                <text:p>592.562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89.39724">
                <text:p>589.397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68.22824">
                <text:p>668.228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65.0594">
                <text:p>665.05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61.89194">
                <text:p>661.891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58.72338">
                <text:p>658.723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55.55358">
                <text:p>655.553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2.38432">
                <text:p>652.384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49.21612">
                <text:p>649.216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28.04628">
                <text:p>728.046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24.88002">
                <text:p>724.880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03.71122">
                <text:p>803.711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00.5426">
                <text:p>800.54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79.37324">
                <text:p>879.373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76.20606">
                <text:p>876.206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73.0362">
                <text:p>873.03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69.87002">
                <text:p>869.870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6.70634">
                <text:p>866.706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3.54238">
                <text:p>863.542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60.38282">
                <text:p>860.382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57.22132">
                <text:p>857.221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54.05776">
                <text:p>854.057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50.89368">
                <text:p>850.893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47.72876">
                <text:p>847.728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26.5637">
                <text:p>926.56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23.3986">
                <text:p>923.39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20.23262">
                <text:p>920.232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7.06588">
                <text:p>917.065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3.89844">
                <text:p>913.898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10.73198">
                <text:p>910.731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07.56576">
                <text:p>907.565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04.401">
                <text:p>904.4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54cm" svg:y="4.201cm" style:legend-expansion="high" chart:style-name="ch2"/>
        <chart:plot-area chart:style-name="ch3" table:cell-range-address="option_roi_result.C1:option_roi_result.C188" chart:data-source-has-labels="row" svg:x="0.32cm" svg:y="0.18cm" svg:width="13.414cm" svg:height="8.64cm">
          <chartooo:coordinate-region svg:x="1.312cm" svg:y="0.379cm" svg:width="12.422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ption_roi_result.C2:option_roi_result.C188" chart:label-cell-address="option_roi_result.C1:option_roi_result.C1" chart:class="chart:bar">
            <chart:data-point chart:repeated="18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_LF</text:p>
                <draw:g>
                  <svg:desc>option_roi_result.C1:option_roi_resul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18284">
                <text:p>-3.18284</text:p>
                <draw:g>
                  <svg:desc>option_roi_result.C2:option_roi_result.C1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.36364">
                <text:p>-6.363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546">
                <text:p>-9.5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2.72976">
                <text:p>-12.729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.91368">
                <text:p>-15.91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9.09834">
                <text:p>-19.098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2.28204">
                <text:p>-22.282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5.4655">
                <text:p>-25.46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8.64968">
                <text:p>-28.649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.83404">
                <text:p>-31.834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5.0232">
                <text:p>-35.02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8.21102">
                <text:p>-38.211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1.39966">
                <text:p>-41.399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4.58848">
                <text:p>-44.588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7.77788">
                <text:p>-47.777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0.96708">
                <text:p>-50.967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4.15956">
                <text:p>-54.159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7.35142">
                <text:p>-57.351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0.54286">
                <text:p>-60.542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3.73222">
                <text:p>-63.732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6.92276">
                <text:p>-66.922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0.11432">
                <text:p>-70.114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69292">
                <text:p>8.692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50128">
                <text:p>5.501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0914">
                <text:p>2.309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88112">
                <text:p>-0.88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.07308">
                <text:p>-4.073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.26384">
                <text:p>-7.263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0.45464">
                <text:p>-10.454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3.64766">
                <text:p>-13.647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.35108">
                <text:p>48.351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.15946">
                <text:p>45.159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.96694">
                <text:p>41.96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.77568">
                <text:p>38.775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.58334">
                <text:p>35.583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.39278">
                <text:p>32.392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.20112">
                <text:p>29.201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1.20006">
                <text:p>81.200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.00698">
                <text:p>78.006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4.80898">
                <text:p>74.808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1.61108">
                <text:p>71.611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8.41372">
                <text:p>68.413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5.21764">
                <text:p>65.217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2.02188">
                <text:p>62.021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8.82646">
                <text:p>58.826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7.63206">
                <text:p>137.632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4.43796">
                <text:p>134.437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1.24376">
                <text:p>131.243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8.04906">
                <text:p>128.049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6.85796">
                <text:p>206.857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3.66576">
                <text:p>203.665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0.47348">
                <text:p>200.473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.27944">
                <text:p>197.279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6.08814">
                <text:p>276.088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2.89686">
                <text:p>272.896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9.70484">
                <text:p>269.704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6.51254">
                <text:p>266.512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3.32044">
                <text:p>263.320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0.12626">
                <text:p>260.126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6.93294">
                <text:p>256.932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3.74118">
                <text:p>253.741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0.54842">
                <text:p>250.548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9.3594">
                <text:p>329.35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6.17288">
                <text:p>326.172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2.9866">
                <text:p>322.98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9.80058">
                <text:p>319.800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16.61542">
                <text:p>316.615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3.4289">
                <text:p>313.42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0.2435">
                <text:p>310.24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7.0581">
                <text:p>307.05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3.87318">
                <text:p>303.873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0.68892">
                <text:p>300.688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7.508">
                <text:p>297.5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4.3258">
                <text:p>294.32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1.14142">
                <text:p>291.141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87.95716">
                <text:p>287.957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84.77176">
                <text:p>284.771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3.58946">
                <text:p>363.589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0.40658">
                <text:p>360.406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39.22128">
                <text:p>439.221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36.03532">
                <text:p>436.035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32.8502">
                <text:p>432.85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9.66554">
                <text:p>429.665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6.4803">
                <text:p>426.48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3.29624">
                <text:p>423.296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0.12018">
                <text:p>420.120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6.94152">
                <text:p>416.941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3.76076">
                <text:p>413.760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10.58">
                <text:p>410.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7.40126">
                <text:p>407.401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4.22318">
                <text:p>404.223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1.04382">
                <text:p>401.043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7.86612">
                <text:p>397.866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4.68852">
                <text:p>394.688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1.513">
                <text:p>391.5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8.33864">
                <text:p>388.338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67.1675">
                <text:p>467.16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63.99746">
                <text:p>463.997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60.82684">
                <text:p>460.826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7.6564">
                <text:p>457.65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54.48458">
                <text:p>454.484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51.3137">
                <text:p>451.31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8.144">
                <text:p>448.1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4.97396">
                <text:p>444.973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1.80318">
                <text:p>441.803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38.63594">
                <text:p>438.635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35.46788">
                <text:p>435.467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2.29782">
                <text:p>432.297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9.13056">
                <text:p>429.130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25.96364">
                <text:p>425.963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88.96236">
                <text:p>488.962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7.79754">
                <text:p>567.797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4.63268">
                <text:p>564.632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43.47072">
                <text:p>643.470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40.31178">
                <text:p>640.311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37.15466">
                <text:p>637.154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34.00252">
                <text:p>634.002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12.85612">
                <text:p>712.856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09.70566">
                <text:p>709.705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06.55258">
                <text:p>706.552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03.39638">
                <text:p>703.396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00.23972">
                <text:p>700.239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79.0833">
                <text:p>779.08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75.9279">
                <text:p>775.92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54.77028">
                <text:p>854.770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51.61162">
                <text:p>851.611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48.45458">
                <text:p>848.454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45.29594">
                <text:p>845.295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42.13362">
                <text:p>842.133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38.96914">
                <text:p>838.969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35.80468">
                <text:p>835.804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14.6399">
                <text:p>914.63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11.47394">
                <text:p>911.473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08.3077">
                <text:p>908.30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05.14184">
                <text:p>905.141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01.9772">
                <text:p>901.97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80.81504">
                <text:p>980.815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59.6538">
                <text:p>1059.65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56.49354">
                <text:p>1056.493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53.33002">
                <text:p>1053.330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50.1644">
                <text:p>1050.16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28.99884">
                <text:p>1128.998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25.8282">
                <text:p>1125.828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22.65828">
                <text:p>1122.658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19.48648">
                <text:p>1119.486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16.31168">
                <text:p>1116.311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13.13794">
                <text:p>1113.1379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09.96436">
                <text:p>1109.964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06.79312">
                <text:p>1106.793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03.62246">
                <text:p>1103.6224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00.4492">
                <text:p>1100.44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97.2757">
                <text:p>1097.27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94.10404">
                <text:p>1094.104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90.93394">
                <text:p>1090.9339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87.76582">
                <text:p>1087.765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84.59826">
                <text:p>1084.598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81.43332">
                <text:p>1081.433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60.26432">
                <text:p>1160.264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39.09712">
                <text:p>1239.097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35.92966">
                <text:p>1235.929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32.7611">
                <text:p>1232.76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11.59294">
                <text:p>1311.592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90.42532">
                <text:p>1390.425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87.25712">
                <text:p>1387.257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66.08728">
                <text:p>1466.087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44.92266">
                <text:p>1544.922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41.7555">
                <text:p>1541.75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38.58688">
                <text:p>1538.586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35.41916">
                <text:p>1535.419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32.25198">
                <text:p>1532.251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29.08212">
                <text:p>1529.082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25.91594">
                <text:p>1525.915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04.7539">
                <text:p>1604.75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01.58994">
                <text:p>1601.5899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98.43038">
                <text:p>1598.430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95.26888">
                <text:p>1595.2688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92.10532">
                <text:p>1592.105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88.94124">
                <text:p>1588.941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85.77632">
                <text:p>1585.776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82.6129">
                <text:p>1582.61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79.4478">
                <text:p>1579.44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76.28182">
                <text:p>1576.281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73.11508">
                <text:p>1573.115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69.94764">
                <text:p>1569.947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66.78118">
                <text:p>1566.781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63.61496">
                <text:p>1563.614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60.4502">
                <text:p>1560.45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